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A00000085C33CACC1D63FE2A7.png" manifest:media-type="image/png"/>
  <manifest:file-entry manifest:full-path="Pictures/1000824D00001B7200000DC6A027DED3D85215B1.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athJax Main" svg:font-family="'MathJax Main'"/>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2"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3" style:family="paragraph" style:parent-style-name="Standard">
      <style:text-properties fo:color="#000000" style:font-name="Liberation Serif" fo:font-size="12pt" officeooo:paragraph-rsid="001d853c" style:font-size-asian="12pt" style:font-name-complex="Calibri" style:font-size-complex="12pt"/>
    </style:style>
    <style:style style:name="P4"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5" style:family="paragraph" style:parent-style-name="Default">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6"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P7"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8"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9"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10"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11"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12" style:family="paragraph" style:parent-style-name="Standard">
      <style:paragraph-properties fo:text-align="start" style:justify-single-word="false"/>
      <style:text-properties fo:color="#000000" style:font-name="Liberation Serif" fo:font-size="12pt" fo:font-weight="bold" officeooo:rsid="0017aee6" officeooo:paragraph-rsid="001e490a" fo:background-color="transparent" style:font-size-asian="12pt" style:font-weight-asian="bold" style:font-name-complex="Calibri" style:font-size-complex="12pt" style:font-weight-complex="bold"/>
    </style:style>
    <style:style style:name="P13" style:family="paragraph" style:parent-style-name="Standard">
      <style:paragraph-properties fo:text-align="start" style:justify-single-word="false"/>
      <style:text-properties fo:color="#000000" style:font-name="Liberation Serif" fo:font-size="12pt" fo:font-weight="bold" officeooo:rsid="0017aee6" officeooo:paragraph-rsid="003d49ab" fo:background-color="transparent" style:font-size-asian="12pt" style:font-weight-asian="bold" style:font-name-complex="Calibri" style:font-size-complex="12pt" style:font-weight-complex="bold"/>
    </style:style>
    <style:style style:name="P14" style:family="paragraph" style:parent-style-name="Standard">
      <style:paragraph-properties fo:text-align="start" style:justify-single-word="false"/>
      <style:text-properties fo:color="#000000" style:font-name="Liberation Serif" fo:font-size="12pt" fo:font-weight="bold" officeooo:rsid="003b9466" officeooo:paragraph-rsid="003b9466" fo:background-color="transparent" style:font-size-asian="12pt" style:font-weight-asian="bold" style:font-name-complex="Calibri" style:font-size-complex="12pt" style:font-weight-complex="bold"/>
    </style:style>
    <style:style style:name="P15" style:family="paragraph" style:parent-style-name="Standard">
      <style:paragraph-properties fo:text-align="start" style:justify-single-word="false"/>
      <style:text-properties fo:color="#000000" style:font-name="Liberation Serif" fo:font-size="12pt" fo:font-weight="bold" officeooo:rsid="003b9466" officeooo:paragraph-rsid="004d1619" fo:background-color="transparent" style:font-size-asian="12pt" style:font-weight-asian="bold" style:font-name-complex="Calibri" style:font-size-complex="12pt" style:font-weight-complex="bold"/>
    </style:style>
    <style:style style:name="P16" style:family="paragraph" style:parent-style-name="Standard">
      <style:paragraph-properties fo:text-align="start" style:justify-single-word="fals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17" style:family="paragraph" style:parent-style-name="Standard">
      <style:paragraph-properties fo:text-align="start" style:justify-single-word="false"/>
      <style:text-properties fo:color="#000000" style:font-name="Liberation Serif" fo:font-size="12pt" fo:font-weight="normal" officeooo:rsid="003b9466" officeooo:paragraph-rsid="007cea07" fo:background-color="transparent" style:font-size-asian="12pt" style:font-weight-asian="normal" style:font-name-complex="Calibri" style:font-size-complex="12pt" style:font-weight-complex="normal"/>
    </style:style>
    <style:style style:name="P18" style:family="paragraph" style:parent-style-name="Standard">
      <style:paragraph-properties fo:text-align="start" style:justify-single-word="false"/>
      <style:text-properties fo:color="#000000" style:font-name="Liberation Serif" fo:font-size="12pt" fo:font-weight="normal" officeooo:rsid="003caa14" officeooo:paragraph-rsid="003caa14" fo:background-color="transparent" style:font-size-asian="12pt" style:font-weight-asian="normal" style:font-name-complex="Calibri" style:font-size-complex="12pt" style:font-weight-complex="normal"/>
    </style:style>
    <style:style style:name="P19" style:family="paragraph" style:parent-style-name="Standard">
      <style:paragraph-properties fo:text-align="start" style:justify-single-word="false"/>
      <style:text-properties fo:color="#000000" style:font-name="Liberation Serif" fo:font-size="12pt" fo:font-weight="normal" officeooo:rsid="003d49ab" officeooo:paragraph-rsid="003d49ab" fo:background-color="transparent" style:font-size-asian="12pt" style:font-weight-asian="normal" style:font-name-complex="Calibri" style:font-size-complex="12pt" style:font-weight-complex="normal"/>
    </style:style>
    <style:style style:name="P20" style:family="paragraph" style:parent-style-name="Standard">
      <style:paragraph-properties fo:text-align="start" style:justify-single-word="false"/>
      <style:text-properties fo:color="#000000" style:font-name="Liberation Serif" fo:font-size="12pt" fo:font-weight="normal" officeooo:rsid="003ddbff" officeooo:paragraph-rsid="0042cf53" fo:background-color="transparent" style:font-size-asian="12pt" style:font-weight-asian="normal" style:font-name-complex="Calibri" style:font-size-complex="12pt" style:font-weight-complex="normal"/>
    </style:style>
    <style:style style:name="P21" style:family="paragraph" style:parent-style-name="Standard">
      <style:paragraph-properties fo:text-align="start" style:justify-single-word="fals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22" style:family="paragraph" style:parent-style-name="Standard">
      <style:paragraph-properties fo:text-align="start" style:justify-single-word="false"/>
      <style:text-properties fo:color="#000000" style:font-name="Liberation Serif" fo:font-size="12pt" fo:font-weight="normal" officeooo:rsid="0017aee6" officeooo:paragraph-rsid="00505e8e" fo:background-color="transparent" style:font-size-asian="12pt" style:font-weight-asian="normal" style:font-name-complex="Calibri" style:font-size-complex="12pt" style:font-weight-complex="normal"/>
    </style:style>
    <style:style style:name="P23" style:family="paragraph" style:parent-style-name="Standard">
      <style:paragraph-properties fo:text-align="start" style:justify-single-word="false"/>
      <style:text-properties fo:color="#000000" style:font-name="Liberation Serif" fo:font-size="12pt" fo:font-weight="normal" officeooo:rsid="0017aee6" officeooo:paragraph-rsid="00950120" fo:background-color="transparent" style:font-size-asian="12pt" style:font-weight-asian="normal" style:font-name-complex="Calibri" style:font-size-complex="12pt" style:font-weight-complex="normal"/>
    </style:style>
    <style:style style:name="P24" style:family="paragraph" style:parent-style-name="Standard">
      <style:paragraph-properties fo:text-align="start" style:justify-single-word="false"/>
      <style:text-properties fo:color="#000000" style:font-name="Liberation Serif" fo:font-size="12pt" fo:font-weight="normal" officeooo:rsid="00493d08" officeooo:paragraph-rsid="00493d08" fo:background-color="transparent" style:font-size-asian="12pt" style:font-weight-asian="normal" style:font-name-complex="Calibri" style:font-size-complex="12pt" style:font-weight-complex="normal"/>
    </style:style>
    <style:style style:name="P25" style:family="paragraph" style:parent-style-name="Standard">
      <style:paragraph-properties fo:text-align="start" style:justify-single-word="false"/>
      <style:text-properties fo:color="#000000" style:font-name="Liberation Serif" fo:font-size="12pt" fo:font-weight="normal" officeooo:rsid="00601197" officeooo:paragraph-rsid="00601197" fo:background-color="transparent" style:font-size-asian="12pt" style:font-weight-asian="normal" style:font-name-complex="Calibri" style:font-size-complex="12pt" style:font-weight-complex="normal"/>
    </style:style>
    <style:style style:name="P26" style:family="paragraph" style:parent-style-name="Standard">
      <style:paragraph-properties fo:text-align="start" style:justify-single-word="false"/>
      <style:text-properties fo:color="#000000" style:font-name="Liberation Serif" fo:font-size="12pt" fo:font-weight="normal" officeooo:rsid="00601197" officeooo:paragraph-rsid="00709242" fo:background-color="transparent" style:font-size-asian="12pt" style:font-weight-asian="normal" style:font-name-complex="Calibri" style:font-size-complex="12pt" style:font-weight-complex="normal"/>
    </style:style>
    <style:style style:name="P27" style:family="paragraph" style:parent-style-name="Standard">
      <style:paragraph-properties fo:text-align="start" style:justify-single-word="false"/>
      <style:text-properties fo:color="#000000" style:font-name="Liberation Serif" fo:font-size="12pt" fo:font-weight="normal" officeooo:rsid="00635ff1" officeooo:paragraph-rsid="00635ff1" fo:background-color="transparent" style:font-size-asian="12pt" style:font-weight-asian="normal" style:font-name-complex="Calibri" style:font-size-complex="12pt" style:font-weight-complex="normal"/>
    </style:style>
    <style:style style:name="P28" style:family="paragraph" style:parent-style-name="Standard">
      <style:paragraph-properties fo:text-align="start" style:justify-single-word="false"/>
      <style:text-properties fo:color="#000000" style:font-name="Liberation Serif" fo:font-size="12pt" fo:font-weight="normal" officeooo:rsid="00635ff1" officeooo:paragraph-rsid="00767763" fo:background-color="transparent" style:font-size-asian="12pt" style:font-weight-asian="normal" style:font-name-complex="Calibri" style:font-size-complex="12pt" style:font-weight-complex="normal"/>
    </style:style>
    <style:style style:name="P29" style:family="paragraph" style:parent-style-name="Standard">
      <style:paragraph-properties fo:text-align="start" style:justify-single-word="false"/>
      <style:text-properties fo:color="#000000" style:font-name="Liberation Serif" fo:font-size="12pt" fo:font-weight="normal" officeooo:rsid="00655b0f" officeooo:paragraph-rsid="007e5c4c" fo:background-color="transparent" style:font-size-asian="12pt" style:font-weight-asian="normal" style:font-name-complex="Calibri" style:font-size-complex="12pt" style:font-weight-complex="normal"/>
    </style:style>
    <style:style style:name="P30" style:family="paragraph" style:parent-style-name="Standard">
      <style:paragraph-properties fo:text-align="start" style:justify-single-word="false"/>
      <style:text-properties fo:color="#000000" style:font-name="Liberation Serif" fo:font-size="12pt" fo:font-weight="normal" officeooo:rsid="0069c069" officeooo:paragraph-rsid="00815f23" fo:background-color="transparent" style:font-size-asian="12pt" style:font-weight-asian="normal" style:font-name-complex="Calibri" style:font-size-complex="12pt" style:font-weight-complex="normal"/>
    </style:style>
    <style:style style:name="P31" style:family="paragraph" style:parent-style-name="Standard">
      <style:paragraph-properties fo:text-align="start" style:justify-single-word="false"/>
      <style:text-properties fo:color="#000000" style:font-name="Liberation Serif" fo:font-size="12pt" fo:font-weight="normal" officeooo:rsid="00825388" officeooo:paragraph-rsid="00825388" fo:background-color="transparent" style:font-size-asian="12pt" style:font-weight-asian="normal" style:font-name-complex="Calibri" style:font-size-complex="12pt" style:font-weight-complex="normal"/>
    </style:style>
    <style:style style:name="P32" style:family="paragraph" style:parent-style-name="Standard">
      <style:paragraph-properties fo:text-align="start" style:justify-single-word="false"/>
      <style:text-properties fo:color="#000000" style:font-name="Liberation Serif" fo:font-size="12pt" fo:font-weight="normal" officeooo:rsid="0084d9c3" officeooo:paragraph-rsid="0084d9c3" fo:background-color="transparent" style:font-size-asian="12pt" style:font-weight-asian="normal" style:font-name-complex="Calibri" style:font-size-complex="12pt" style:font-weight-complex="normal"/>
    </style:style>
    <style:style style:name="P33" style:family="paragraph" style:parent-style-name="Standard">
      <style:paragraph-properties fo:text-align="start" style:justify-single-word="false"/>
      <style:text-properties fo:color="#000000" style:font-name="Liberation Serif" fo:font-size="12pt" fo:font-weight="normal" officeooo:rsid="0086171a" officeooo:paragraph-rsid="0089681a" fo:background-color="transparent" style:font-size-asian="12pt" style:font-weight-asian="normal" style:font-name-complex="Calibri" style:font-size-complex="12pt" style:font-weight-complex="normal"/>
    </style:style>
    <style:style style:name="P34" style:family="paragraph" style:parent-style-name="Standard">
      <style:paragraph-properties fo:text-align="start" style:justify-single-word="false"/>
      <style:text-properties fo:color="#000000" style:font-name="Liberation Serif" fo:font-size="12pt" fo:font-weight="normal" officeooo:rsid="00963327" officeooo:paragraph-rsid="00963327" fo:background-color="transparent" style:font-size-asian="12pt" style:font-weight-asian="normal" style:font-name-complex="Calibri" style:font-size-complex="12pt" style:font-weight-complex="normal"/>
    </style:style>
    <style:style style:name="P35" style:family="paragraph" style:parent-style-name="Standard">
      <style:paragraph-properties fo:text-align="start" style:justify-single-word="false"/>
      <style:text-properties fo:color="#000000" style:font-name="Liberation Serif" fo:font-size="12pt" fo:font-weight="bold" officeooo:rsid="003b9466" officeooo:paragraph-rsid="0099e1af" fo:background-color="transparent" style:font-size-asian="12pt" style:font-weight-asian="bold" style:font-name-complex="Calibri" style:font-size-complex="12pt" style:font-weight-complex="bold"/>
    </style:style>
    <style:style style:name="P36" style:family="paragraph" style:parent-style-name="Standard">
      <style:paragraph-properties fo:text-align="start" style:justify-single-word="false"/>
      <style:text-properties fo:color="#000000" style:font-name="Liberation Serif" fo:font-size="12pt" fo:font-weight="bold" officeooo:rsid="003b9466" officeooo:paragraph-rsid="00a1040e" fo:background-color="transparent" style:font-size-asian="12pt" style:font-weight-asian="bold" style:font-name-complex="Calibri" style:font-size-complex="12pt" style:font-weight-complex="bold"/>
    </style:style>
    <style:style style:name="P37" style:family="paragraph" style:parent-style-name="Standard">
      <style:paragraph-properties fo:text-align="start" style:justify-single-word="false"/>
      <style:text-properties fo:color="#000000" style:font-name="Liberation Serif" fo:font-size="12pt" fo:font-weight="bold" officeooo:rsid="0084d9c3" officeooo:paragraph-rsid="0084d9c3" fo:background-color="transparent" style:font-size-asian="12pt" style:font-weight-asian="bold" style:font-name-complex="Calibri" style:font-size-complex="12pt" style:font-weight-complex="bold"/>
    </style:style>
    <style:style style:name="P38" style:family="paragraph" style:parent-style-name="Standard">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39" style:family="paragraph" style:parent-style-name="Standard">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40" style:family="paragraph" style:parent-style-name="Standard">
      <style:paragraph-properties fo:text-align="start" style:justify-single-word="false"/>
      <style:text-properties fo:color="#000000" style:font-name="Liberation Serif" fo:font-size="12pt" officeooo:rsid="0017aee6" officeooo:paragraph-rsid="001f74cd" fo:background-color="transparent" style:font-size-asian="12pt" style:font-size-complex="12pt"/>
    </style:style>
    <style:style style:name="P41" style:family="paragraph" style:parent-style-name="Standard">
      <style:paragraph-properties fo:text-align="center" style:justify-single-word="false"/>
      <style:text-properties fo:color="#000000" style:font-name="Liberation Serif" fo:font-size="12pt" officeooo:paragraph-rsid="001e490a" fo:background-color="transparent" style:font-size-asian="12pt" style:font-size-complex="12pt"/>
    </style:style>
    <style:style style:name="P42" style:family="paragraph" style:parent-style-name="Standard">
      <style:paragraph-properties fo:text-align="start" style:justify-single-word="false"/>
      <style:text-properties fo:color="#000000" style:font-name="Liberation Serif" fo:font-size="12pt" officeooo:paragraph-rsid="002646f5" fo:background-color="transparent"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officeooo:rsid="001a7883" officeooo:paragraph-rsid="001f74cd" fo:background-color="transparent"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officeooo:rsid="003b9466" officeooo:paragraph-rsid="00a0b3a9" fo:background-color="transparent" style:font-size-asian="12pt" style:font-size-complex="12pt"/>
    </style:style>
    <style:style style:name="P45" style:family="paragraph" style:parent-style-name="Standard">
      <style:text-properties fo:color="#000000" style:font-name="Liberation Serif" fo:font-size="12pt" officeooo:paragraph-rsid="001d853c" style:font-size-asian="12pt" style:font-name-complex="Calibri" style:font-size-complex="12pt"/>
    </style:style>
    <style:style style:name="P46" style:family="paragraph" style:parent-style-name="Standard">
      <style:paragraph-properties fo:text-align="start" style:justify-single-word="false"/>
      <style:text-properties fo:color="#000000" style:font-name="Liberation Serif" fo:font-size="12pt" officeooo:paragraph-rsid="001d853c" style:font-size-asian="12pt" style:font-name-complex="Calibri" style:font-size-complex="12pt"/>
    </style:style>
    <style:style style:name="P47" style:family="paragraph" style:parent-style-name="Standard">
      <style:paragraph-properties fo:text-align="start" style:justify-single-word="false"/>
      <style:text-properties fo:color="#000000" style:font-name="Liberation Serif" fo:font-size="12pt" fo:font-weight="normal" officeooo:rsid="0017aee6" officeooo:paragraph-rsid="001e490a" fo:background-color="transparent" style:font-size-asian="12pt" style:font-weight-asian="normal" style:font-name-complex="Calibri" style:font-size-complex="12pt" style:font-weight-complex="normal"/>
    </style:style>
    <style:style style:name="P48" style:family="paragraph" style:parent-style-name="Standard">
      <style:paragraph-properties fo:text-align="start" style:justify-single-word="false"/>
      <style:text-properties fo:color="#000000" style:font-name="Liberation Serif" fo:font-size="12pt" fo:font-weight="normal" officeooo:rsid="0017aee6" officeooo:paragraph-rsid="00993004" fo:background-color="transparent" style:font-size-asian="12pt" style:font-weight-asian="normal" style:font-name-complex="Calibri" style:font-size-complex="12pt" style:font-weight-complex="normal"/>
    </style:style>
    <style:style style:name="P49" style:family="paragraph" style:parent-style-name="Standard">
      <style:paragraph-properties fo:text-align="start" style:justify-single-word="false"/>
      <style:text-properties fo:color="#000000" style:font-name="Liberation Serif" fo:font-size="12pt" fo:font-weight="normal" officeooo:rsid="0017aee6" officeooo:paragraph-rsid="009dd2b9" fo:background-color="transparent" style:font-size-asian="12pt" style:font-weight-asian="normal" style:font-name-complex="Calibri" style:font-size-complex="12pt" style:font-weight-complex="normal"/>
    </style:style>
    <style:style style:name="P50" style:family="paragraph" style:parent-style-name="Standard">
      <style:paragraph-properties fo:text-align="start" style:justify-single-word="false"/>
      <style:text-properties fo:color="#000000" style:font-name="Liberation Serif" fo:font-size="12pt" fo:font-weight="normal" officeooo:rsid="0017aee6" officeooo:paragraph-rsid="004d1619" fo:background-color="transparent" style:font-size-asian="12pt" style:font-weight-asian="normal" style:font-name-complex="Calibri" style:font-size-complex="12pt" style:font-weight-complex="normal"/>
    </style:style>
    <style:style style:name="P51" style:family="paragraph" style:parent-style-name="Standard">
      <style:paragraph-properties fo:text-align="start" style:justify-single-word="false"/>
      <style:text-properties fo:color="#000000" style:font-name="Liberation Serif" fo:font-size="12pt" fo:font-weight="normal" officeooo:rsid="00993004" officeooo:paragraph-rsid="00993004" fo:background-color="transparent" style:font-size-asian="12pt" style:font-weight-asian="normal" style:font-name-complex="Calibri" style:font-size-complex="12pt" style:font-weight-complex="normal"/>
    </style:style>
    <style:style style:name="P52" style:family="paragraph" style:parent-style-name="Standard">
      <style:paragraph-properties fo:text-align="start" style:justify-single-word="false"/>
      <style:text-properties fo:color="#000000" style:font-name="Liberation Serif" fo:font-size="12pt" fo:font-weight="normal" officeooo:rsid="009ab90e" officeooo:paragraph-rsid="009ab90e" fo:background-color="transparent" style:font-size-asian="12pt" style:font-weight-asian="normal" style:font-name-complex="Calibri" style:font-size-complex="12pt" style:font-weight-complex="normal"/>
    </style:style>
    <style:style style:name="P53" style:family="paragraph" style:parent-style-name="Standard">
      <style:paragraph-properties fo:text-align="start" style:justify-single-word="false"/>
      <style:text-properties fo:color="#000000" style:font-name="Liberation Serif" fo:font-size="12pt" fo:font-weight="normal" officeooo:rsid="009d4987" officeooo:paragraph-rsid="009d4987" fo:background-color="transparent" style:font-size-asian="12pt" style:font-weight-asian="normal" style:font-name-complex="Calibri" style:font-size-complex="12pt" style:font-weight-complex="normal"/>
    </style:style>
    <style:style style:name="P54" style:family="paragraph" style:parent-style-name="Standard">
      <style:paragraph-properties fo:text-align="start" style:justify-single-word="false"/>
      <style:text-properties fo:color="#000000" style:font-name="Liberation Serif" fo:font-size="12pt" fo:font-weight="normal" officeooo:rsid="009fb418" officeooo:paragraph-rsid="009fb418" fo:background-color="transparent" style:font-size-asian="12pt" style:font-weight-asian="normal" style:font-name-complex="Calibri" style:font-size-complex="12pt" style:font-weight-complex="normal"/>
    </style:style>
    <style:style style:name="P55" style:family="paragraph" style:parent-style-name="Standard">
      <style:paragraph-properties fo:text-align="start" style:justify-single-word="false"/>
      <style:text-properties fo:color="#000000" style:font-name="Liberation Serif" fo:font-size="12pt" fo:font-weight="normal" officeooo:rsid="00a1040e" officeooo:paragraph-rsid="00a1040e" fo:background-color="transparent" style:font-size-asian="12pt" style:font-weight-asian="normal" style:font-name-complex="Calibri" style:font-size-complex="12pt" style:font-weight-complex="normal"/>
    </style:style>
    <style:style style:name="P56" style:family="paragraph" style:parent-style-name="Standard">
      <style:paragraph-properties fo:text-align="start" style:justify-single-word="false"/>
      <style:text-properties fo:color="#000000" style:font-name="Liberation Serif" fo:font-size="12pt" fo:font-weight="normal" officeooo:rsid="00a1040e" officeooo:paragraph-rsid="00a20a7a" fo:background-color="transparent" style:font-size-asian="12pt" style:font-weight-asian="normal" style:font-name-complex="Calibri" style:font-size-complex="12pt" style:font-weight-complex="normal"/>
    </style:style>
    <style:style style:name="P57" style:family="paragraph" style:parent-style-name="Standard">
      <style:paragraph-properties fo:text-align="start" style:justify-single-word="false"/>
      <style:text-properties fo:color="#000000" style:font-name="Liberation Serif" fo:font-size="12pt" fo:font-weight="normal" officeooo:rsid="00a20a7a" officeooo:paragraph-rsid="00a2aad0" fo:background-color="transparent" style:font-size-asian="12pt" style:font-weight-asian="normal" style:font-name-complex="Calibri" style:font-size-complex="12pt" style:font-weight-complex="normal"/>
    </style:style>
    <style:style style:name="P58" style:family="paragraph" style:parent-style-name="Standard">
      <style:paragraph-properties fo:text-align="start" style:justify-single-word="false"/>
      <style:text-properties fo:color="#000000" style:font-name="Liberation Serif" fo:font-size="12pt" fo:font-weight="normal" officeooo:rsid="00a37d67" officeooo:paragraph-rsid="00a37d67" fo:background-color="transparent" style:font-size-asian="12pt" style:font-weight-asian="normal" style:font-name-complex="Calibri" style:font-size-complex="12pt" style:font-weight-complex="normal"/>
    </style:style>
    <style:style style:name="P59" style:family="paragraph" style:parent-style-name="Standard">
      <style:paragraph-properties fo:text-align="start" style:justify-single-word="false"/>
      <style:text-properties fo:color="#000000" style:font-name="Liberation Serif" fo:font-size="12pt" fo:font-weight="normal" officeooo:rsid="00a51c2b" officeooo:paragraph-rsid="00a51c2b" fo:background-color="transparent" style:font-size-asian="12pt" style:font-weight-asian="normal" style:font-name-complex="Calibri" style:font-size-complex="12pt" style:font-weight-complex="normal"/>
    </style:style>
    <style:style style:name="P60" style:family="paragraph" style:parent-style-name="Standard">
      <style:paragraph-properties fo:text-align="start" style:justify-single-word="false"/>
      <style:text-properties fo:color="#000000" style:font-name="Liberation Serif" fo:font-size="12pt" fo:font-weight="normal" officeooo:rsid="00abfa70" officeooo:paragraph-rsid="00abfa70" fo:background-color="transparent" style:font-size-asian="12pt" style:font-weight-asian="normal" style:font-name-complex="Calibri" style:font-size-complex="12pt" style:font-weight-complex="normal"/>
    </style:style>
    <style:style style:name="P61"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505e8e" fo:background-color="transparent" style:font-size-asian="12pt" style:font-weight-asian="bold" style:font-name-complex="Calibri" style:font-size-complex="12pt" style:font-weight-complex="bold"/>
    </style:style>
    <style:style style:name="P62"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a1040e" fo:background-color="transparent" style:font-size-asian="12pt" style:font-weight-asian="bold" style:font-name-complex="Calibri" style:font-size-complex="12pt" style:font-weight-complex="bold"/>
    </style:style>
    <style:style style:name="P63" style:family="paragraph" style:parent-style-name="Standard">
      <style:paragraph-properties fo:text-align="start" style:justify-single-word="false" fo:break-before="page"/>
      <style:text-properties fo:color="#000000" style:font-name="Liberation Serif" fo:font-size="12pt" fo:font-weight="bold" officeooo:rsid="004b1efe" officeooo:paragraph-rsid="004b1efe" fo:background-color="transparent" style:font-size-asian="12pt" style:font-weight-asian="bold" style:font-name-complex="Calibri" style:font-size-complex="12pt" style:font-weight-complex="bold"/>
    </style:style>
    <style:style style:name="P64"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name-complex="Calibri" style:font-size-complex="12pt"/>
    </style:style>
    <style:style style:name="P65" style:family="paragraph" style:parent-style-name="Default">
      <style:paragraph-properties fo:text-align="start" style:justify-single-word="false"/>
      <style:text-properties fo:color="#000000" style:font-name="Liberation Serif" fo:font-size="12pt" officeooo:rsid="0017aee6" officeooo:paragraph-rsid="001e490a" fo:background-color="transparent" style:font-size-asian="12pt" style:font-size-complex="12pt"/>
    </style:style>
    <style:style style:name="P66" style:family="paragraph" style:parent-style-name="Default">
      <style:paragraph-properties fo:text-align="start" style:justify-single-word="false"/>
      <style:text-properties fo:color="#000000" style:font-name="Liberation Serif" fo:font-size="12pt" officeooo:paragraph-rsid="001d853c"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weight="normal" officeooo:rsid="0017aee6" style:font-weight-asian="normal" style:font-name-complex="Calibri" style:font-weight-complex="normal"/>
    </style:style>
    <style:style style:name="T3" style:family="text">
      <style:text-properties fo:font-weight="bold" style:font-weight-asian="bold" style:font-name-complex="Calibri"/>
    </style:style>
    <style:style style:name="T4" style:family="text">
      <style:text-properties style:text-position="super 58%" fo:font-style="italic" officeooo:rsid="001e490a" fo:background-color="#fff200" loext:char-shading-value="0" style:font-style-asian="italic" style:font-name-complex="Calibri" style:font-style-complex="italic"/>
    </style:style>
    <style:style style:name="T5" style:family="text">
      <style:text-properties style:font-name-complex="Calibri"/>
    </style:style>
    <style:style style:name="T6" style:family="text">
      <style:text-properties style:text-position="super 58%" officeooo:rsid="001e490a" style:font-name-complex="Calibri"/>
    </style:style>
    <style:style style:name="T7" style:family="text">
      <style:text-properties style:text-position="super 58%" officeooo:rsid="001e490a" fo:background-color="#fff200" loext:char-shading-value="0" style:font-name-complex="Calibri"/>
    </style:style>
    <style:style style:name="T8" style:family="text">
      <style:text-properties officeooo:rsid="001f74cd" style:font-name-complex="Calibri"/>
    </style:style>
    <style:style style:name="T9" style:family="text">
      <style:text-properties officeooo:rsid="001e490a"/>
    </style:style>
    <style:style style:name="T10" style:family="text">
      <style:text-properties fo:font-style="italic" officeooo:rsid="001e490a" style:font-style-asian="italic" style:font-name-complex="Calibri" style:font-style-complex="italic"/>
    </style:style>
    <style:style style:name="T11" style:family="text">
      <style:text-properties fo:font-style="italic" officeooo:rsid="00201405" style:font-style-asian="italic" style:font-name-complex="Calibri" style:font-style-complex="italic"/>
    </style:style>
    <style:style style:name="T12" style:family="text">
      <style:text-properties fo:font-style="italic" style:font-style-asian="italic" style:font-name-complex="Calibri" style:font-style-complex="italic"/>
    </style:style>
    <style:style style:name="T13" style:family="text">
      <style:text-properties fo:font-style="italic" fo:background-color="#fff200" loext:char-shading-value="0" style:font-style-asian="italic" style:font-name-complex="Calibri" style:font-style-complex="italic"/>
    </style:style>
    <style:style style:name="T14" style:family="text">
      <style:text-properties fo:background-color="#fff200" loext:char-shading-value="0" style:font-name-complex="Calibri"/>
    </style:style>
    <style:style style:name="T15" style:family="text">
      <style:text-properties officeooo:rsid="002646f5" fo:background-color="#fff200" loext:char-shading-value="0" style:font-name-complex="Calibri"/>
    </style:style>
    <style:style style:name="T16" style:family="text">
      <style:text-properties officeooo:rsid="002646f5" style:font-name-complex="Calibri"/>
    </style:style>
    <style:style style:name="T17" style:family="text">
      <style:text-properties officeooo:rsid="002f399e" style:font-name-complex="Calibri"/>
    </style:style>
    <style:style style:name="T18" style:family="text">
      <style:text-properties officeooo:rsid="002f399e" fo:background-color="#fff200" loext:char-shading-value="0" style:font-name-complex="Calibri"/>
    </style:style>
    <style:style style:name="T19" style:family="text">
      <style:text-properties officeooo:rsid="0027888b" fo:background-color="#fff200" loext:char-shading-value="0" style:font-name-complex="Calibri"/>
    </style:style>
    <style:style style:name="T20" style:family="text">
      <style:text-properties officeooo:rsid="0027888b" style:font-name-complex="Calibri"/>
    </style:style>
    <style:style style:name="T21" style:family="text">
      <style:text-properties officeooo:rsid="00201405" style:font-name-complex="Calibri"/>
    </style:style>
    <style:style style:name="T22" style:family="text">
      <style:text-properties fo:font-style="italic" officeooo:rsid="001f74cd" style:font-style-asian="italic" style:font-name-complex="Calibri" style:font-style-complex="italic"/>
    </style:style>
    <style:style style:name="T23" style:family="text">
      <style:text-properties fo:font-style="italic" officeooo:rsid="0028770d" style:font-style-asian="italic" style:font-name-complex="Calibri" style:font-style-complex="italic"/>
    </style:style>
    <style:style style:name="T24" style:family="text">
      <style:text-properties fo:font-style="italic" officeooo:rsid="001f74cd" fo:background-color="#fff200" loext:char-shading-value="0" style:font-style-asian="italic" style:font-name-complex="Calibri" style:font-style-complex="italic"/>
    </style:style>
    <style:style style:name="T25" style:family="text">
      <style:text-properties fo:font-style="italic" officeooo:rsid="00201405" fo:background-color="#fff200" loext:char-shading-value="0" style:font-style-asian="italic" style:font-name-complex="Calibri" style:font-style-complex="italic"/>
    </style:style>
    <style:style style:name="T26" style:family="text">
      <style:text-properties officeooo:rsid="001a7883"/>
    </style:style>
    <style:style style:name="T27" style:family="text">
      <style:text-properties fo:font-weight="bold" style:font-weight-asian="bold" style:font-name-complex="Calibri"/>
    </style:style>
    <style:style style:name="T28" style:family="text">
      <style:text-properties fo:font-weight="bold" style:font-weight-asian="bold" style:font-weight-complex="bold"/>
    </style:style>
    <style:style style:name="T29" style:family="text">
      <style:text-properties fo:background-color="#fff200" loext:char-shading-value="0" style:font-name-complex="Calibri"/>
    </style:style>
    <style:style style:name="T30" style:family="text">
      <style:text-properties officeooo:rsid="002f399e" fo:background-color="#fff200" loext:char-shading-value="0" style:font-name-complex="Calibri"/>
    </style:style>
    <style:style style:name="T31" style:family="text">
      <style:text-properties officeooo:rsid="0027888b" fo:background-color="#fff200" loext:char-shading-value="0" style:font-name-complex="Calibri"/>
    </style:style>
    <style:style style:name="T32" style:family="text">
      <style:text-properties officeooo:rsid="002646f5" fo:background-color="#fff200" loext:char-shading-value="0" style:font-name-complex="Calibri"/>
    </style:style>
    <style:style style:name="T33" style:family="text">
      <style:text-properties officeooo:rsid="001a7883"/>
    </style:style>
    <style:style style:name="T34" style:family="text">
      <style:text-properties style:font-name-complex="Calibri"/>
    </style:style>
    <style:style style:name="T35" style:family="text">
      <style:text-properties officeooo:rsid="00201405" style:font-name-complex="Calibri"/>
    </style:style>
    <style:style style:name="T36" style:family="text">
      <style:text-properties officeooo:rsid="002f399e" style:font-name-complex="Calibri"/>
    </style:style>
    <style:style style:name="T37" style:family="text">
      <style:text-properties officeooo:rsid="0027888b" style:font-name-complex="Calibri"/>
    </style:style>
    <style:style style:name="T38" style:family="text">
      <style:text-properties officeooo:rsid="002646f5" style:font-name-complex="Calibri"/>
    </style:style>
    <style:style style:name="T39" style:family="text">
      <style:text-properties officeooo:rsid="001f74cd" style:font-name-complex="Calibri"/>
    </style:style>
    <style:style style:name="T40" style:family="text">
      <style:text-properties fo:font-style="italic" style:font-style-asian="italic" style:font-name-complex="Calibri" style:font-style-complex="italic"/>
    </style:style>
    <style:style style:name="T41" style:family="text">
      <style:text-properties fo:font-style="italic" officeooo:rsid="001e490a" style:font-style-asian="italic" style:font-name-complex="Calibri" style:font-style-complex="italic"/>
    </style:style>
    <style:style style:name="T42" style:family="text">
      <style:text-properties fo:font-style="italic" officeooo:rsid="00201405" style:font-style-asian="italic" style:font-name-complex="Calibri" style:font-style-complex="italic"/>
    </style:style>
    <style:style style:name="T43" style:family="text">
      <style:text-properties fo:font-style="italic" officeooo:rsid="001f74cd" style:font-style-asian="italic" style:font-name-complex="Calibri" style:font-style-complex="italic"/>
    </style:style>
    <style:style style:name="T44" style:family="text">
      <style:text-properties fo:font-style="italic" officeooo:rsid="0028770d" style:font-style-asian="italic" style:font-name-complex="Calibri" style:font-style-complex="italic"/>
    </style:style>
    <style:style style:name="T45" style:family="text">
      <style:text-properties fo:font-style="italic" style:font-style-asian="italic" style:font-style-complex="italic"/>
    </style:style>
    <style:style style:name="T46" style:family="text">
      <style:text-properties fo:font-style="italic" officeooo:rsid="006475c3" style:font-style-asian="italic" style:font-style-complex="italic"/>
    </style:style>
    <style:style style:name="T47" style:family="text">
      <style:text-properties fo:font-style="italic" officeooo:rsid="0078c9eb" style:font-style-asian="italic" style:font-style-complex="italic"/>
    </style:style>
    <style:style style:name="T48" style:family="text">
      <style:text-properties fo:font-style="italic" officeooo:rsid="00791c5f" style:font-style-asian="italic" style:font-style-complex="italic"/>
    </style:style>
    <style:style style:name="T49" style:family="text">
      <style:text-properties fo:font-style="italic" officeooo:rsid="007cea07" style:font-style-asian="italic" style:font-style-complex="italic"/>
    </style:style>
    <style:style style:name="T50" style:family="text">
      <style:text-properties fo:font-style="italic" officeooo:rsid="006650e8" style:font-style-asian="italic" style:font-style-complex="italic"/>
    </style:style>
    <style:style style:name="T51" style:family="text">
      <style:text-properties fo:font-style="italic" officeooo:rsid="0090ac1a" style:font-style-asian="italic" style:font-style-complex="italic"/>
    </style:style>
    <style:style style:name="T52" style:family="text">
      <style:text-properties fo:font-style="italic" officeooo:rsid="009dd2b9" style:font-style-asian="italic" style:font-style-complex="italic"/>
    </style:style>
    <style:style style:name="T53" style:family="text">
      <style:text-properties fo:font-style="italic" fo:background-color="#fff200" loext:char-shading-value="0" style:font-style-asian="italic" style:font-name-complex="Calibri" style:font-style-complex="italic"/>
    </style:style>
    <style:style style:name="T54" style:family="text">
      <style:text-properties fo:font-style="italic" officeooo:rsid="001f74cd" fo:background-color="#fff200" loext:char-shading-value="0" style:font-style-asian="italic" style:font-name-complex="Calibri" style:font-style-complex="italic"/>
    </style:style>
    <style:style style:name="T55" style:family="text">
      <style:text-properties fo:font-style="italic" officeooo:rsid="00201405" fo:background-color="#fff200" loext:char-shading-value="0" style:font-style-asian="italic" style:font-name-complex="Calibri" style:font-style-complex="italic"/>
    </style:style>
    <style:style style:name="T56" style:family="text">
      <style:text-properties officeooo:rsid="001e490a"/>
    </style:style>
    <style:style style:name="T57" style:family="text">
      <style:text-properties style:text-position="super 58%" officeooo:rsid="001e490a" style:font-name-complex="Calibri"/>
    </style:style>
    <style:style style:name="T58" style:family="text">
      <style:text-properties style:text-position="super 58%" officeooo:rsid="001e490a" fo:background-color="#fff200" loext:char-shading-value="0" style:font-name-complex="Calibri"/>
    </style:style>
    <style:style style:name="T59" style:family="text">
      <style:text-properties style:text-position="super 58%" fo:font-style="italic" officeooo:rsid="001e490a" fo:background-color="#fff200" loext:char-shading-value="0" style:font-style-asian="italic" style:font-name-complex="Calibri" style:font-style-complex="italic"/>
    </style:style>
    <style:style style:name="T60" style:family="text">
      <style:text-properties style:text-position="super 58%" style:font-name="Liberation Serif1" fo:font-style="italic" officeooo:rsid="006fa82f" style:font-style-asian="italic" style:font-style-complex="italic"/>
    </style:style>
    <style:style style:name="T61" style:family="text">
      <style:text-properties style:text-position="super 58%" style:font-name="Liberation Serif1" fo:font-style="italic" officeooo:rsid="007e5c4c" style:font-style-asian="italic" style:font-style-complex="italic"/>
    </style:style>
    <style:style style:name="T62" style:family="text">
      <style:text-properties fo:font-weight="normal" officeooo:rsid="0017aee6" style:font-weight-asian="normal" style:font-name-complex="Calibri" style:font-weight-complex="normal"/>
    </style:style>
    <style:style style:name="T63" style:family="text">
      <style:text-properties fo:font-style="normal" fo:font-weight="normal" style:font-style-asian="normal" style:font-weight-asian="normal" style:font-name-complex="Calibri" style:font-style-complex="normal" style:font-weight-complex="normal"/>
    </style:style>
    <style:style style:name="T64" style:family="text">
      <style:text-properties fo:font-style="normal" fo:font-weight="normal" officeooo:rsid="0017aee6" style:font-style-asian="normal" style:font-weight-asian="normal" style:font-name-complex="Calibri" style:font-style-complex="normal" style:font-weight-complex="normal"/>
    </style:style>
    <style:style style:name="T65" style:family="text">
      <style:text-properties officeooo:rsid="003d49ab"/>
    </style:style>
    <style:style style:name="T66" style:family="text">
      <style:text-properties officeooo:rsid="003f0b9c"/>
    </style:style>
    <style:style style:name="T67" style:family="text">
      <style:text-properties officeooo:rsid="0040ece0"/>
    </style:style>
    <style:style style:name="T68" style:family="text">
      <style:text-properties officeooo:rsid="0017aee6"/>
    </style:style>
    <style:style style:name="T69" style:family="text">
      <style:text-properties officeooo:rsid="006475c3"/>
    </style:style>
    <style:style style:name="T70" style:family="text">
      <style:text-properties officeooo:rsid="006fa82f"/>
    </style:style>
    <style:style style:name="T71" style:family="text">
      <style:text-properties style:font-name="Liberation Serif1" fo:font-style="italic" officeooo:rsid="006fa82f" style:font-style-asian="italic" style:font-style-complex="italic"/>
    </style:style>
    <style:style style:name="T72" style:family="text">
      <style:text-properties style:font-name="Liberation Serif1" fo:font-style="italic" officeooo:rsid="00767763" style:font-style-asian="italic" style:font-style-complex="italic"/>
    </style:style>
    <style:style style:name="T73" style:family="text">
      <style:text-properties style:font-name="Liberation Serif1" fo:font-style="italic" officeooo:rsid="007cea07" style:font-style-asian="italic" style:font-style-complex="italic"/>
    </style:style>
    <style:style style:name="T74" style:family="text">
      <style:text-properties style:font-name="Liberation Serif1" fo:font-style="italic" officeooo:rsid="007e5c4c" style:font-style-asian="italic" style:font-style-complex="italic"/>
    </style:style>
    <style:style style:name="T75" style:family="text">
      <style:text-properties style:font-name="Liberation Serif1" fo:font-style="italic" officeooo:rsid="0091c00c" style:font-style-asian="italic" style:font-style-complex="italic"/>
    </style:style>
    <style:style style:name="T76" style:family="text">
      <style:text-properties style:font-name="Liberation Serif1" officeooo:rsid="00767763"/>
    </style:style>
    <style:style style:name="T77" style:family="text">
      <style:text-properties style:font-name="Liberation Serif1" fo:font-style="normal" officeooo:rsid="007cea07" style:font-style-asian="normal" style:font-style-complex="normal"/>
    </style:style>
    <style:style style:name="T78" style:family="text">
      <style:text-properties style:font-name="Liberation Serif1" fo:font-style="normal" officeooo:rsid="007e5c4c" style:font-style-asian="normal" style:font-style-complex="normal"/>
    </style:style>
    <style:style style:name="T79" style:family="text">
      <style:text-properties style:font-name="Liberation Serif1" fo:font-style="normal" officeooo:rsid="007e658b" style:font-style-asian="normal" style:font-style-complex="normal"/>
    </style:style>
    <style:style style:name="T80" style:family="text">
      <style:text-properties style:font-name="Liberation Serif1" fo:font-style="normal" officeooo:rsid="00815f23" style:font-style-asian="normal" style:font-style-complex="normal"/>
    </style:style>
    <style:style style:name="T81" style:family="text">
      <style:text-properties officeooo:rsid="007aa6f9"/>
    </style:style>
    <style:style style:name="T82" style:family="text">
      <style:text-properties officeooo:rsid="006650e8"/>
    </style:style>
    <style:style style:name="T83" style:family="text">
      <style:text-properties officeooo:rsid="007cea07"/>
    </style:style>
    <style:style style:name="T84" style:family="text">
      <style:text-properties officeooo:rsid="007e658b"/>
    </style:style>
    <style:style style:name="T85" style:family="text">
      <style:text-properties officeooo:rsid="0090ac1a"/>
    </style:style>
    <style:style style:name="T86" style:family="text">
      <style:text-properties style:text-position="sub 58%" style:font-name="Liberation Serif1" fo:font-style="italic" officeooo:rsid="0091c00c" style:font-style-asian="italic" style:font-style-complex="italic"/>
    </style:style>
    <style:style style:name="T87" style:family="text">
      <style:text-properties style:text-position="sub 58%" style:font-name="Liberation Serif1" fo:font-style="italic" officeooo:rsid="00930d8c" style:font-style-asian="italic" style:font-style-complex="italic"/>
    </style:style>
    <style:style style:name="T88" style:family="text">
      <style:text-properties style:text-position="sub 58%" style:font-name="Liberation Serif1" fo:font-style="italic" officeooo:rsid="00950120" style:font-style-asian="italic" style:font-style-complex="italic"/>
    </style:style>
    <style:style style:name="T89" style:family="text">
      <style:text-properties style:text-position="sub 58%" fo:font-style="italic" style:font-style-asian="italic" style:font-style-complex="italic"/>
    </style:style>
    <style:style style:name="T90" style:family="text">
      <style:text-properties style:text-position="0% 100%" style:font-name="Liberation Serif1" fo:font-style="italic" officeooo:rsid="0091c00c" style:font-style-asian="italic" style:font-style-complex="italic"/>
    </style:style>
    <style:style style:name="T91" style:family="text">
      <style:text-properties style:text-position="0% 100%" style:font-name="Liberation Serif1" fo:font-style="italic" officeooo:rsid="00950120" style:font-style-asian="italic" style:font-style-complex="italic"/>
    </style:style>
    <style:style style:name="T92" style:family="text">
      <style:text-properties officeooo:rsid="00930d8c"/>
    </style:style>
    <style:style style:name="T93" style:family="text">
      <style:text-properties officeooo:rsid="009b688f"/>
    </style:style>
    <style:style style:name="T94" style:family="text">
      <style:text-properties officeooo:rsid="009d4987"/>
    </style:style>
    <style:style style:name="T95" style:family="text">
      <style:text-properties officeooo:rsid="009dd2b9"/>
    </style:style>
    <style:style style:name="T96" style:family="text">
      <style:text-properties officeooo:rsid="00a2aad0"/>
    </style:style>
    <style:style style:name="T97" style:family="text">
      <style:text-properties officeooo:rsid="00a67a11"/>
    </style:style>
    <style:style style:name="T98" style:family="text">
      <style:text-properties officeooo:rsid="00aa0e08"/>
    </style:style>
    <style:style style:name="T99" style:family="text">
      <style:text-properties officeooo:rsid="00ace8c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3925926578448" text:id="ct93925926578448">
          <text:insertion>
            <office:change-info>
              <dc:creator>Unknown Author</dc:creator>
              <dc:date>2022-02-04T13:48:34</dc:date>
            </office:change-info>
          </text:insertion>
        </text:changed-region>
        <text:changed-region xml:id="ct93925927704688" text:id="ct93925927704688">
          <text:insertion>
            <office:change-info>
              <dc:creator>Unknown Author</dc:creator>
              <dc:date>2022-02-04T11:25:52</dc:date>
            </office:change-info>
          </text:insertion>
        </text:changed-region>
        <text:changed-region xml:id="ct93925928357168" text:id="ct93925928357168">
          <text:deletion>
            <office:change-info>
              <dc:creator>Unknown Author</dc:creator>
              <dc:date>2022-01-30T21:06:21</dc:date>
            </office:change-info>
            <text:p text:style-name="P1"><text:span text:style-name="T1">UNIVERSITY OF CALIFORNIA, DAVIS</text:span></text:p>
            <text:p text:style-name="P2"><text:span text:style-name="T2">DEPARTMENT OF MATERIALS SCIENCE AND ENGINEERING</text:span><text:span text:style-name="T3"> </text:span></text:p>
            <text:p text:style-name="P1"><text:span text:style-name="T4"/></text:p>
          </text:deletion>
        </text:changed-region>
        <text:changed-region xml:id="ct93925928356864" text:id="ct93925928356864">
          <text:deletion>
            <office:change-info>
              <dc:creator>Unknown Author</dc:creator>
              <dc:date>2020-12-27T14:06:55</dc:date>
            </office:change-info>
            <text:p text:style-name="P1"><text:span text:style-name="T4"/></text:p>
            <text:p text:style-name="P3"/>
            <text:p text:style-name="P3"/>
            <text:p text:style-name="P1"><text:span text:style-name="T5"><text:tab/><text:tab/><text:tab/><text:tab/><text:tab/><text:tab/><text:tab/><text:tab/><text:tab/><text:tab/><text:tab/><text:tab/><text:tab/><text:tab/><text:tab/><text:tab/><text:tab/><text:tab/><text:tab/><text:tab/></text:span></text:p>
          </text:deletion>
        </text:changed-region>
        <text:changed-region xml:id="ct93925928365040" text:id="ct93925928365040">
          <text:deletion>
            <office:change-info>
              <dc:creator>Unknown Author</dc:creator>
              <dc:date>2021-01-24T13:30:15</dc:date>
            </office:change-info>
            <text:p text:style-name="P1"><text:span text:style-name="T6">Dec</text:span></text:p>
          </text:deletion>
        </text:changed-region>
        <text:changed-region xml:id="ct93925928364736" text:id="ct93925928364736">
          <text:deletion>
            <office:change-info>
              <dc:creator>Unknown Author</dc:creator>
              <dc:date>2022-01-30T21:06:21</dc:date>
            </office:change-info>
            <text:p text:style-name="P1"><text:span text:style-name="T6"><text:s/></text:span></text:p>
          </text:deletion>
        </text:changed-region>
        <text:changed-region xml:id="ct93925928364432" text:id="ct93925928364432">
          <text:deletion>
            <office:change-info>
              <dc:creator>Unknown Author</dc:creator>
              <dc:date>2020-12-27T14:06:22</dc:date>
            </office:change-info>
            <text:p text:style-name="P1"><text:span text:style-name="T7">11th</text:span></text:p>
          </text:deletion>
        </text:changed-region>
        <text:changed-region xml:id="ct93925928364128" text:id="ct93925928364128">
          <text:deletion>
            <office:change-info>
              <dc:creator>Unknown Author</dc:creator>
              <dc:date>2022-01-30T21:06:21</dc:date>
            </office:change-info>
            <text:p text:style-name="P1"><text:span text:style-name="T6">, 202</text:span></text:p>
          </text:deletion>
        </text:changed-region>
        <text:changed-region xml:id="ct93925928381984" text:id="ct93925928381984">
          <text:deletion>
            <office:change-info>
              <dc:creator>Unknown Author</dc:creator>
              <dc:date>2021-01-24T13:30:23</dc:date>
            </office:change-info>
            <text:p text:style-name="P1"><text:span text:style-name="T6">0</text:span></text:p>
          </text:deletion>
        </text:changed-region>
        <text:changed-region xml:id="ct93925928381680" text:id="ct93925928381680">
          <text:deletion>
            <office:change-info>
              <dc:creator>Unknown Author</dc:creator>
              <dc:date>2022-01-30T21:06:21</dc:date>
            </office:change-info>
            <text:p text:style-name="P1"><text:span text:style-name="T4"/></text:p>
            <text:p text:style-name="P4"/>
            <text:p text:style-name="P4"/>
            <text:p text:style-name="P1"><text:span text:style-name="T5">Dear </text:span><text:span text:style-name="T8">Prof. </text:span></text:p>
          </text:deletion>
        </text:changed-region>
        <text:changed-region xml:id="ct93925928381376" text:id="ct93925928381376">
          <text:deletion>
            <office:change-info>
              <dc:creator>Unknown Author</dc:creator>
              <dc:date>2021-01-24T13:35:04</dc:date>
            </office:change-info>
            <text:p text:style-name="P1"><text:span text:style-name="T8">Thoennessen</text:span></text:p>
          </text:deletion>
        </text:changed-region>
        <text:changed-region xml:id="ct93925928381072" text:id="ct93925928381072">
          <text:deletion>
            <office:change-info>
              <dc:creator>Unknown Author</dc:creator>
              <dc:date>2022-01-30T21:06:21</dc:date>
            </office:change-info>
            <text:p text:style-name="P1"><text:span text:style-name="T5">,</text:span></text:p>
          </text:deletion>
        </text:changed-region>
        <text:changed-region xml:id="ct93925928390112" text:id="ct93925928390112">
          <text:deletion>
            <office:change-info>
              <dc:creator>Unknown Author</dc:creator>
              <dc:date>2020-12-27T14:06:25</dc:date>
            </office:change-info>
            <text:p text:style-name="P1"><text:span text:style-name="T5"><text:s/></text:span></text:p>
          </text:deletion>
        </text:changed-region>
        <text:changed-region xml:id="ct93925928389808" text:id="ct93925928389808">
          <text:deletion>
            <office:change-info>
              <dc:creator>Unknown Author</dc:creator>
              <dc:date>2022-01-30T21:06:21</dc:date>
            </office:change-info>
            <text:p text:style-name="P1"><text:span text:style-name="T4"/></text:p>
            <text:p text:style-name="P4"/>
            <text:p text:style-name="P5"><text:span text:style-name="T9">I</text:span> </text:p>
          </text:deletion>
        </text:changed-region>
        <text:changed-region xml:id="ct93925928389504" text:id="ct93925928389504">
          <text:deletion>
            <office:change-info>
              <dc:creator>Unknown Author</dc:creator>
              <dc:date>2020-12-27T14:06:27</dc:date>
            </office:change-info>
            <text:p text:style-name="P5"><text:span text:style-name="T10">wish</text:span></text:p>
          </text:deletion>
        </text:changed-region>
        <text:changed-region xml:id="ct93925928389200" text:id="ct93925928389200">
          <text:deletion>
            <office:change-info>
              <dc:creator>Unknown Author</dc:creator>
              <dc:date>2022-01-30T21:06:21</dc:date>
            </office:change-info>
            <text:p text:style-name="P5"><text:span text:style-name="T10"><text:s/>to submit an original research article entitled “Quotient Maps and Configuration Spaces of Hard Disks” to be considered for </text:span><text:span text:style-name="T11">publication</text:span><text:span text:style-name="T10"> </text:span><text:span text:style-name="T11">in</text:span><text:span text:style-name="T10"> </text:span></text:p>
          </text:deletion>
        </text:changed-region>
        <text:changed-region xml:id="ct93925928388784" text:id="ct93925928388784">
          <text:deletion>
            <office:change-info>
              <dc:creator>Unknown Author</dc:creator>
              <dc:date>2021-01-24T13:30:59</dc:date>
            </office:change-info>
            <text:p text:style-name="P5"><text:span text:style-name="T10">Physical Review E</text:span></text:p>
          </text:deletion>
        </text:changed-region>
        <text:changed-region xml:id="ct93925928388480" text:id="ct93925928388480">
          <text:deletion>
            <office:change-info>
              <dc:creator>Unknown Author</dc:creator>
              <dc:date>2022-01-30T21:06:21</dc:date>
            </office:change-info>
            <text:p text:style-name="P5"><text:span text:style-name="T12">.</text:span></text:p>
          </text:deletion>
        </text:changed-region>
        <text:changed-region xml:id="ct93925928388176" text:id="ct93925928388176">
          <text:deletion>
            <office:change-info>
              <dc:creator>Unknown Author</dc:creator>
              <dc:date>2020-12-27T14:06:33</dc:date>
            </office:change-info>
            <text:p text:style-name="P5"><text:span text:style-name="T13"><text:s/></text:span></text:p>
          </text:deletion>
        </text:changed-region>
        <text:changed-region xml:id="ct93925928387872" text:id="ct93925928387872">
          <text:deletion>
            <office:change-info>
              <dc:creator>Unknown Author</dc:creator>
              <dc:date>2022-01-30T21:06:21</dc:date>
            </office:change-info>
            <text:p text:style-name="P5"><text:span text:style-name="T4"/></text:p>
            <text:p text:style-name="P6"/>
            <text:p text:style-name="P1"><text:span text:style-name="T5">The manuscript </text:span></text:p>
          </text:deletion>
        </text:changed-region>
        <text:changed-region xml:id="ct93925928386048" text:id="ct93925928386048">
          <text:deletion>
            <office:change-info>
              <dc:creator>Unknown Author</dc:creator>
              <dc:date>2020-12-27T14:11:40</dc:date>
            </office:change-info>
            <text:p text:style-name="P1"><text:span text:style-name="T14">presents the outcomes of our recent research </text:span><text:span text:style-name="T15">about</text:span></text:p>
          </text:deletion>
        </text:changed-region>
        <text:changed-region xml:id="ct93925928385744" text:id="ct93925928385744">
          <text:deletion>
            <office:change-info>
              <dc:creator>Unknown Author</dc:creator>
              <dc:date>2022-01-30T21:06:21</dc:date>
            </office:change-info>
            <text:p text:style-name="P1"><text:span text:style-name="T16"><text:s/>the</text:span><text:span text:style-name="T5"> topological and geometric properties of the configuration spaces of hard disks</text:span></text:p>
          </text:deletion>
        </text:changed-region>
        <text:changed-region xml:id="ct93925928385520" text:id="ct93925928385520">
          <text:deletion>
            <office:change-info>
              <dc:creator>Unknown Author</dc:creator>
              <dc:date>2020-12-27T14:11:54</dc:date>
            </office:change-info>
            <text:p text:style-name="P1"><text:span text:style-name="T14"><text:s/></text:span><text:span text:style-name="T15">after quotienting by the action of symmetries</text:span></text:p>
          </text:deletion>
        </text:changed-region>
        <text:changed-region xml:id="ct93925928385216" text:id="ct93925928385216">
          <text:deletion>
            <office:change-info>
              <dc:creator>Unknown Author</dc:creator>
              <dc:date>2022-01-30T21:06:21</dc:date>
            </office:change-info>
            <text:p text:style-name="P1"><text:span text:style-name="T17">. A Morse theoretic approach is </text:span></text:p>
          </text:deletion>
        </text:changed-region>
        <text:changed-region xml:id="ct93925928384800" text:id="ct93925928384800">
          <text:deletion>
            <office:change-info>
              <dc:creator>Unknown Author</dc:creator>
              <dc:date>2020-12-27T14:12:26</dc:date>
            </office:change-info>
            <text:p text:style-name="P1"><text:span text:style-name="T18">adopted</text:span></text:p>
          </text:deletion>
        </text:changed-region>
        <text:changed-region xml:id="ct93925928384496" text:id="ct93925928384496">
          <text:deletion>
            <office:change-info>
              <dc:creator>Unknown Author</dc:creator>
              <dc:date>2022-01-30T21:06:21</dc:date>
            </office:change-info>
            <text:p text:style-name="P1"><text:span text:style-name="T17"><text:s/>to find the critical points</text:span></text:p>
          </text:deletion>
        </text:changed-region>
        <text:changed-region xml:id="ct93925928384192" text:id="ct93925928384192">
          <text:deletion>
            <office:change-info>
              <dc:creator>Unknown Author</dc:creator>
              <dc:date>2020-12-27T14:12:30</dc:date>
            </office:change-info>
            <text:p text:style-name="P1"><text:span text:style-name="T18">, </text:span></text:p>
          </text:deletion>
        </text:changed-region>
        <text:changed-region xml:id="ct93925928383888" text:id="ct93925928383888">
          <text:deletion>
            <office:change-info>
              <dc:creator>Unknown Author</dc:creator>
              <dc:date>2022-01-30T21:06:21</dc:date>
            </office:change-info>
            <text:p text:style-name="P1"><text:span text:style-name="T17">the regions where the topology changes</text:span></text:p>
          </text:deletion>
        </text:changed-region>
        <text:changed-region xml:id="ct93925928392464" text:id="ct93925928392464">
          <text:deletion>
            <office:change-info>
              <dc:creator>Unknown Author</dc:creator>
              <dc:date>2020-12-27T14:12:32</dc:date>
            </office:change-info>
            <text:p text:style-name="P1"><text:span text:style-name="T18">,</text:span></text:p>
          </text:deletion>
        </text:changed-region>
        <text:changed-region xml:id="ct93925928392160" text:id="ct93925928392160">
          <text:deletion>
            <office:change-info>
              <dc:creator>Unknown Author</dc:creator>
              <dc:date>2022-01-30T21:06:21</dc:date>
            </office:change-info>
            <text:p text:style-name="P1"><text:span text:style-name="T17"><text:s/>and to analyze the underlying manifolds. </text:span></text:p>
          </text:deletion>
        </text:changed-region>
        <text:changed-region xml:id="ct93925928391856" text:id="ct93925928391856">
          <text:deletion>
            <office:change-info>
              <dc:creator>Unknown Author</dc:creator>
              <dc:date>2020-12-27T14:12:54</dc:date>
            </office:change-info>
            <text:p text:style-name="P1"><text:span text:style-name="T18">The widespread assumption says</text:span></text:p>
          </text:deletion>
        </text:changed-region>
        <text:changed-region xml:id="ct93925928361040" text:id="ct93925928361040">
          <text:deletion>
            <office:change-info>
              <dc:creator>Unknown Author</dc:creator>
              <dc:date>2022-01-30T21:06:21</dc:date>
            </office:change-info>
            <text:p text:style-name="P1"><text:span text:style-name="T17"><text:s/>that the properties and behavior of the critical points </text:span></text:p>
          </text:deletion>
        </text:changed-region>
        <text:changed-region xml:id="ct93925928360736" text:id="ct93925928360736">
          <text:deletion>
            <office:change-info>
              <dc:creator>Unknown Author</dc:creator>
              <dc:date>2020-12-27T14:13:05</dc:date>
            </office:change-info>
            <text:p text:style-name="P1"><text:span text:style-name="T18">translate directly to the newly formed spaces. However, </text:span></text:p>
          </text:deletion>
        </text:changed-region>
        <text:changed-region xml:id="ct93925928360432" text:id="ct93925928360432">
          <text:deletion>
            <office:change-info>
              <dc:creator>Unknown Author</dc:creator>
              <dc:date>2022-01-30T21:06:21</dc:date>
            </office:change-info>
            <text:p text:style-name="P1"><text:span text:style-name="T17">we observed that the </text:span><text:span text:style-name="T5">number and behavior of the critical points </text:span></text:p>
          </text:deletion>
        </text:changed-region>
        <text:changed-region xml:id="ct93925928383168" text:id="ct93925928383168">
          <text:deletion>
            <office:change-info>
              <dc:creator>Unknown Author</dc:creator>
              <dc:date>2020-12-27T17:16:04</dc:date>
            </office:change-info>
            <text:p text:style-name="P1"><text:span text:style-name="T19">are</text:span></text:p>
          </text:deletion>
        </text:changed-region>
        <text:changed-region xml:id="ct93925928382864" text:id="ct93925928382864">
          <text:deletion>
            <office:change-info>
              <dc:creator>Unknown Author</dc:creator>
              <dc:date>2022-01-30T21:06:21</dc:date>
            </office:change-info>
            <text:p text:style-name="P1"><text:span text:style-name="T20"><text:s/></text:span></text:p>
          </text:deletion>
        </text:changed-region>
        <text:changed-region xml:id="ct93925928382560" text:id="ct93925928382560">
          <text:deletion>
            <office:change-info>
              <dc:creator>Unknown Author</dc:creator>
              <dc:date>2020-12-27T14:14:03</dc:date>
            </office:change-info>
            <text:p text:style-name="P1"><text:span text:style-name="T14"><text:s/>under different transformations, </text:span></text:p>
          </text:deletion>
        </text:changed-region>
        <text:changed-region xml:id="ct93925928366992" text:id="ct93925928366992">
          <text:deletion>
            <office:change-info>
              <dc:creator>Unknown Author</dc:creator>
              <dc:date>2020-12-27T14:15:08</dc:date>
            </office:change-info>
            <text:p text:style-name="P1"><text:span text:style-name="T19">affected </text:span><text:span text:style-name="T14">dramatically</text:span></text:p>
          </text:deletion>
        </text:changed-region>
        <text:changed-region xml:id="ct93925928366688" text:id="ct93925928366688">
          <text:deletion>
            <office:change-info>
              <dc:creator>Unknown Author</dc:creator>
              <dc:date>2020-12-27T14:14:07</dc:date>
            </office:change-info>
            <text:p text:style-name="P1"><text:span text:style-name="T18">suggesting</text:span></text:p>
          </text:deletion>
        </text:changed-region>
        <text:changed-region xml:id="ct93925928366464" text:id="ct93925928366464">
          <text:deletion>
            <office:change-info>
              <dc:creator>Unknown Author</dc:creator>
              <dc:date>2022-01-30T21:06:21</dc:date>
            </office:change-info>
            <text:p text:style-name="P1"><text:span text:style-name="T17"><text:s/>that </text:span></text:p>
          </text:deletion>
        </text:changed-region>
        <text:changed-region xml:id="ct93925928390832" text:id="ct93925928390832">
          <text:deletion>
            <office:change-info>
              <dc:creator>Unknown Author</dc:creator>
              <dc:date>2020-12-27T14:14:15</dc:date>
            </office:change-info>
            <text:p text:style-name="P1"><text:span text:style-name="T18">the previously mentioned assumption may need to be examined</text:span></text:p>
          </text:deletion>
        </text:changed-region>
        <text:changed-region xml:id="ct93925928390528" text:id="ct93925928390528">
          <text:deletion>
            <office:change-info>
              <dc:creator>Unknown Author</dc:creator>
              <dc:date>2022-01-30T21:06:21</dc:date>
            </office:change-info>
            <text:p text:style-name="P1"><text:span text:style-name="T17"><text:s/>in more detail. The </text:span></text:p>
          </text:deletion>
        </text:changed-region>
        <text:changed-region xml:id="ct93925928394816" text:id="ct93925928394816">
          <text:deletion>
            <office:change-info>
              <dc:creator>Unknown Author</dc:creator>
              <dc:date>2020-12-27T17:16:14</dc:date>
            </office:change-info>
            <text:p text:style-name="P1"><text:span text:style-name="T18">hope is that these findings may provide valuable insights about the origin</text:span></text:p>
          </text:deletion>
        </text:changed-region>
        <text:changed-region xml:id="ct93925928394512" text:id="ct93925928394512">
          <text:deletion>
            <office:change-info>
              <dc:creator>Unknown Author</dc:creator>
              <dc:date>2022-01-30T21:06:21</dc:date>
            </office:change-info>
            <text:p text:style-name="P1"><text:span text:style-name="T17"><text:s/>of phase transitions in </text:span></text:p>
          </text:deletion>
        </text:changed-region>
        <text:changed-region xml:id="ct93925928393488" text:id="ct93925928393488">
          <text:deletion>
            <office:change-info>
              <dc:creator>Unknown Author</dc:creator>
              <dc:date>2020-12-27T17:16:30</dc:date>
            </office:change-info>
            <text:p text:style-name="P1"><text:span text:style-name="T18">different</text:span></text:p>
          </text:deletion>
        </text:changed-region>
        <text:changed-region xml:id="ct93925928393184" text:id="ct93925928393184">
          <text:deletion>
            <office:change-info>
              <dc:creator>Unknown Author</dc:creator>
              <dc:date>2022-01-30T21:06:21</dc:date>
            </office:change-info>
            <text:p text:style-name="P1"><text:span text:style-name="T17"><text:s/>systems.</text:span></text:p>
          </text:deletion>
        </text:changed-region>
        <text:changed-region xml:id="ct93925928347968" text:id="ct93925928347968">
          <text:deletion>
            <office:change-info>
              <dc:creator>Unknown Author</dc:creator>
              <dc:date>2020-12-27T14:15:29</dc:date>
            </office:change-info>
            <text:p text:style-name="P1"><text:span text:style-name="T18"><text:s/></text:span></text:p>
          </text:deletion>
        </text:changed-region>
        <text:changed-region xml:id="ct93925928347664" text:id="ct93925928347664">
          <text:deletion>
            <office:change-info>
              <dc:creator>Unknown Author</dc:creator>
              <dc:date>2022-01-30T21:06:21</dc:date>
            </office:change-info>
            <text:p text:style-name="P1"><text:span text:style-name="T4"/></text:p>
            <text:p text:style-name="P7"/>
            <text:p text:style-name="P1"><text:span text:style-name="T21">This study is carried out by myself, Ozan Burak Eriçok, under the supervision of Prof. Jeremy Mason. <text:s/></text:span><text:span text:style-name="T5">I confirm that this work is original and has not been published elsewhere, nor is it currently under consideration for publication elsewhere.</text:span></text:p>
          </text:deletion>
        </text:changed-region>
        <text:changed-region xml:id="ct93925928375984" text:id="ct93925928375984">
          <text:deletion>
            <office:change-info>
              <dc:creator>Unknown Author</dc:creator>
              <dc:date>2020-12-27T17:18:32</dc:date>
            </office:change-info>
            <text:p text:style-name="P1"><text:span text:style-name="T4"/></text:p>
            <text:p text:style-name="P8"/>
            <text:p text:style-name="P1"><text:span text:style-name="T22"/></text:p>
          </text:deletion>
        </text:changed-region>
        <text:changed-region xml:id="ct93925928367536" text:id="ct93925928367536">
          <text:deletion>
            <office:change-info>
              <dc:creator>Unknown Author</dc:creator>
              <dc:date>2022-01-30T21:06:21</dc:date>
            </office:change-info>
            <text:p text:style-name="P1"><text:span text:style-name="T22">We believe that this manuscript fits under the category of </text:span></text:p>
          </text:deletion>
        </text:changed-region>
        <text:changed-region xml:id="ct93925928344352" text:id="ct93925928344352">
          <text:deletion>
            <office:change-info>
              <dc:creator>Unknown Author</dc:creator>
              <dc:date>2021-01-24T13:33:14</dc:date>
            </office:change-info>
            <text:p text:style-name="P1"><text:span text:style-name="T23">Computational</text:span><text:span text:style-name="T22"> </text:span></text:p>
          </text:deletion>
        </text:changed-region>
        <text:changed-region xml:id="ct93925928386544" text:id="ct93925928386544">
          <text:deletion>
            <office:change-info>
              <dc:creator>Unknown Author</dc:creator>
              <dc:date>2021-11-01T21:04:09</dc:date>
            </office:change-info>
            <text:p text:style-name="P1"><text:span text:style-name="T22">/</text:span></text:p>
          </text:deletion>
        </text:changed-region>
        <text:changed-region xml:id="ct93925928368928" text:id="ct93925928368928">
          <text:deletion>
            <office:change-info>
              <dc:creator>Unknown Author</dc:creator>
              <dc:date>2021-01-24T13:33:11</dc:date>
            </office:change-info>
            <text:p text:style-name="P1"><text:span text:style-name="T22">Statistical</text:span></text:p>
          </text:deletion>
        </text:changed-region>
        <text:changed-region xml:id="ct93925928361536" text:id="ct93925928361536">
          <text:deletion>
            <office:change-info>
              <dc:creator>Unknown Author</dc:creator>
              <dc:date>2022-01-30T21:06:21</dc:date>
            </office:change-info>
            <text:p text:style-name="P1"><text:span text:style-name="T22">Physics</text:span></text:p>
          </text:deletion>
        </text:changed-region>
        <text:changed-region xml:id="ct93925928345328" text:id="ct93925928345328">
          <text:deletion>
            <office:change-info>
              <dc:creator>Unknown Author</dc:creator>
              <dc:date>2020-12-27T17:18:30</dc:date>
            </office:change-info>
            <text:p text:style-name="P1"><text:span text:style-name="T24">, </text:span><text:span text:style-name="T25">and</text:span><text:span text:style-name="T24"> </text:span><text:span text:style-name="T25">I hope that you would accept the manuscript for peer review </text:span><text:span text:style-name="T24">for publication </text:span></text:p>
          </text:deletion>
        </text:changed-region>
        <text:changed-region xml:id="ct93925928347104" text:id="ct93925928347104">
          <text:deletion>
            <office:change-info>
              <dc:creator>Unknown Author</dc:creator>
              <dc:date>2022-01-30T21:06:21</dc:date>
            </office:change-info>
            <text:p text:style-name="P1"><text:span text:style-name="T11">in</text:span><text:span text:style-name="T10"> </text:span></text:p>
          </text:deletion>
        </text:changed-region>
        <text:changed-region xml:id="ct93925928313168" text:id="ct93925928313168">
          <text:deletion>
            <office:change-info>
              <dc:creator>Unknown Author</dc:creator>
              <dc:date>2021-01-24T13:31:44</dc:date>
            </office:change-info>
            <text:p text:style-name="P1"><text:span text:style-name="T10">Physical Review E</text:span></text:p>
          </text:deletion>
        </text:changed-region>
        <text:changed-region xml:id="ct93925928354480" text:id="ct93925928354480">
          <text:deletion>
            <office:change-info>
              <dc:creator>Unknown Author</dc:creator>
              <dc:date>2022-01-30T21:06:21</dc:date>
            </office:change-info>
            <text:p text:style-name="P1"><text:span text:style-name="T12">.</text:span></text:p>
          </text:deletion>
        </text:changed-region>
        <text:changed-region xml:id="ct93925928317488" text:id="ct93925928317488">
          <text:deletion>
            <office:change-info>
              <dc:creator>Unknown Author</dc:creator>
              <dc:date>2020-12-27T17:18:35</dc:date>
            </office:change-info>
            <text:p text:style-name="P1"><text:span text:style-name="T5"><text:s/></text:span></text:p>
            <text:p text:style-name="P8"/>
            <text:p text:style-name="P1"><text:span text:style-name="T14"><text:s/></text:span></text:p>
          </text:deletion>
        </text:changed-region>
        <text:changed-region xml:id="ct93925928395472" text:id="ct93925928395472">
          <text:deletion>
            <office:change-info>
              <dc:creator>Unknown Author</dc:creator>
              <dc:date>2022-01-30T21:06:21</dc:date>
            </office:change-info>
            <text:p text:style-name="P1">We have no conflicts of interest to disclose. </text:p>
            <text:p text:style-name="P9"/>
            <text:p text:style-name="P1"><text:span text:style-name="T5">Thank you for your consideration of </text:span></text:p>
          </text:deletion>
        </text:changed-region>
        <text:changed-region xml:id="ct93925928320336" text:id="ct93925928320336">
          <text:deletion>
            <office:change-info>
              <dc:creator>Unknown Author</dc:creator>
              <dc:date>2020-12-27T17:18:52</dc:date>
            </office:change-info>
            <text:p text:style-name="P1"><text:span text:style-name="T5">this</text:span></text:p>
          </text:deletion>
        </text:changed-region>
        <text:changed-region xml:id="ct93925928349696" text:id="ct93925928349696">
          <text:deletion>
            <office:change-info>
              <dc:creator>Unknown Author</dc:creator>
              <dc:date>2022-01-30T21:06:21</dc:date>
            </office:change-info>
            <text:p text:style-name="P1"><text:span text:style-name="T5"><text:s/>manuscript. </text:span></text:p>
            <text:p text:style-name="P4"/>
            <text:p text:style-name="P1"><text:span text:style-name="T5">Sincerely,</text:span></text:p>
          </text:deletion>
        </text:changed-region>
        <text:changed-region xml:id="ct93925928362336" text:id="ct93925928362336">
          <text:deletion>
            <office:change-info>
              <dc:creator>Unknown Author</dc:creator>
              <dc:date>2020-12-27T17:18:45</dc:date>
            </office:change-info>
            <text:p text:style-name="P1"><text:span text:style-name="T4"/></text:p>
            <text:p text:style-name="P1"><text:span text:style-name="T4"/></text:p>
          </text:deletion>
        </text:changed-region>
        <text:changed-region xml:id="ct93925928396224" text:id="ct93925928396224">
          <text:deletion>
            <office:change-info>
              <dc:creator>Unknown Author</dc:creator>
              <dc:date>2022-01-30T21:06:21</dc:date>
            </office:change-info>
            <text:p text:style-name="P1"><text:span text:style-name="T4"/></text:p>
            <text:p text:style-name="P4"/>
            <text:p text:style-name="P4"><draw:frame draw:style-name="fr1" draw:name="Image1" text:anchor-type="as-char" svg:width="1.0327in" svg:height="0.5189in" draw:z-index="0"><draw:image xlink:href="Pictures/1000824D00001B7200000DC6A027DED3D85215B1.svg" xlink:type="simple" xlink:show="embed" xlink:actuate="onLoad" loext:mime-type="image/svg+xml"/><draw:image xlink:href="Pictures/100002010000010A00000085C33CACC1D63FE2A7.png" xlink:type="simple" xlink:show="embed" xlink:actuate="onLoad"/></draw:frame></text:p>
            <text:p text:style-name="P10">Ozan Burak Eriçok</text:p>
            <text:p text:style-name="P10">Ph.D. Candidate</text:p>
            <text:p text:style-name="P11">Department of <text:span text:style-name="T26">Materials Science and Engineering</text:span></text:p>
            <text:p text:style-name="P10">University of California, Davis</text:p>
            <text:p text:style-name="P11"><text:span text:style-name="T26">95616</text:span>, <text:span text:style-name="T26">CA</text:span>, <text:span text:style-name="T26">USA</text:span></text:p>
            <text:p text:style-name="P1">Ph: +</text:p>
          </text:deletion>
        </text:changed-region>
        <text:changed-region xml:id="ct93925928329888" text:id="ct93925928329888">
          <text:deletion>
            <office:change-info>
              <dc:creator>Unknown Author</dc:creator>
              <dc:date>2020-12-27T17:19:06</dc:date>
            </office:change-info>
            <text:p text:style-name="P1"><text:span text:style-name="T4"/></text:p>
            <text:p text:style-name="P1"><text:span text:style-name="T14">Fax: +90 212 287 245690 212 359 7356</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change-start text:change-id="ct93925926578448"/>Reviewer’s comment<text:change-end text:change-id="ct93925926578448"/><text:change-start text:change-id="ct93925927704688"/></text:p>
      <text:p text:style-name="P44"><text:span text:style-name="T63">1- </text:span><text:span text:style-name="T64">I would begin by stating that this article pushed the boundaries of my understanding (in a good way) and that I learned a great deal by reading it. I appreciate the attention of the authors to provide sufficient background knowledge and general clarity of writing that someone in an adjacent field (Chemistry) was able to follow it reasonably well. A brief description of the work is that it explores the existing tools of quotient maps that are employed to simplify the configuration space that an energy landscape resides within. The authors examine how the energy landscape (EL) topology changes (in the context of the number of, and relationships between, critical points therein. During this process they introduce <text:line-break/><text:line-break/>Although the paper is very well written, it synthesizes a number of very complex and somewhat specialized concepts. I have a number of small questions that I think would help in clarification of the work and make it more accessible to the reader. It may be that these questions arise because I am in an adjacent field, however I suspect that they are relevant to those that work in glassy systems, materials scientists broadly, and even topological theorists who may not be used to thinking of EL and configuration spaces.</text:span></text:p>
      <text:p text:style-name="P44"><text:span text:style-name="T64"/></text:p>
      <text:p text:style-name="P44"><text:span text:style-name="T64">Throughout the manuscript the authors make many implicit assumptions about the ability of the reader to take one concept and effectively connect it to another. I think a clarification in the writing would be very helpful. Here is an example:<text:line-break/><text:tab/>a. The distribution of critical points associated with the PES is introduced in the context of the Topological Hypothesis on line 54-57 of page 1.<text:line-break/><text:tab/>b. On line 46 of page 2, the authors first introduce how the critical points on the energy landscape are related to changes in the geometry of the physical system, and the notion that there is a "configuration space" that encompasses all possible geometries. In order for the physical system to move from one critical point to another, the system must change its geometry and that change must be allowed - meaning that the transition is through an "accessible region of the configuration space". Considering the energy landscape topology as a whole, the Topological Hypothesis is essentially stating that the distribution of critical points on the energy landscape means that there is a series of available geometries that can transform amongst themselves within the configuration space. Changes to the available geometries of the physical system (through varying the disk radii or other parameters) necessarily means that the location and number of critical points on the energy landscape<text:line-break/>also changes. It may also mean that the descriptors of the configuration space may change.  Yet the authors convey this entire series of complicated concepts in the following single sentence:<text:line-break/><text:line-break/>"The Topological Hypothesis effectively associates the topological changes indicated by critical points with geometric changes in the accessible region of the configuration space." <text:line-break/><text:line-break/>Perhaps I am being too simplistic, and I recognize the importance of brevity in writing, however I would state that linking these concepts more effectively throughout would be very useful. There are several other instances throughout the manuscript where a suite of complicated concepts are stated in a single sentence that if the reader does not appreciate, will be lost for several paragraphs. </text:span></text:p>
      <text:p text:style-name="P12"/>
      <text:p text:style-name="P14">Authors’ response</text:p>
      <text:p text:style-name="P18">We would like to thank the reviewer for their comment. Our intention was to walk through step by step towards the discussion of how topology and geometry of the configuration space are affected by the various symmetry groups. <text:span text:style-name="T65">For this </text:span></text:p>
      <text:p text:style-name="P19">1) We introduce how the configuration space and local minima is interpreted in glassy systems.</text:p>
      <text:p text:style-name="P19"><text:soft-page-break/>2) We introduce how Topological Hypothesis interprets the potential energy minima and the critical points.</text:p>
      <text:p text:style-name="P19">3-new) We introduce how the topology of the equipotential energy submanifolds and the geometry of the accessible regions of the configuration space are related to each other using a simplified system.</text:p>
      <text:p text:style-name="P19">4) We introduced how the construction of the configuration space affects the topology.</text:p>
      <text:p text:style-name="P13"/>
      <text:p text:style-name="P20"><text:span text:style-name="T67">We admit that t</text:span>he absence of the third step might <text:span text:style-name="T66">make it harder to link the concepts to each other for a person who doesn’t study topology or Morse theory. For this reason, we added the following text with a new figure (new Figure 1):</text:span></text:p>
      <text:p text:style-name="P20"/>
      <text:p text:style-name="P23">In order to understand how the topology and geometry of configuration space are related to each other as a function of some thermodynamic variable, consider the one dimensional example system shown in Fig. <text:span text:style-name="T85">1</text:span>. The potential energy landscape of this systems consists of two local basins of attraction separated by an energy barrier. It is easy to identify that there are three distinct critical points of <text:span text:style-name="T51">V</text:span>, <text:span text:style-name="T85">i.e.,</text:span> two local minima associated with the basins and one saddle point associated with the barrier. In this setting, an equipotential energy submanifold <text:span text:style-name="T75">Σ</text:span><text:span text:style-name="T86">υ</text:span> refers to the subset of the configuration space whose potential energy is less than a given value. Trivially, the submanifold <text:span text:style-name="T75">Σ</text:span><text:span text:style-name="T86">υ</text:span> is empty for energy levels <text:span text:style-name="T90">υ</text:span>&lt;<text:span text:style-name="T90">υ</text:span><text:span text:style-name="T86">1</text:span>. When <text:span text:style-name="T90">υ=υ</text:span><text:span text:style-name="T86">1</text:span>, the topology of the empty set changes and the submanifold becomes the union of two points, i.e., the coordinates corresponding to the local minima. For energy levels <text:span text:style-name="T90">υ</text:span><text:span text:style-name="T86">1</text:span><text:span text:style-name="T90">&lt;υ</text:span>&lt;<text:span text:style-name="T90">υ</text:span><text:span text:style-name="T86">3</text:span>, the disconnected regions corresponding to the basins grow, but stay separated until <text:span text:style-name="T90">υ=υ</text:span><text:span text:style-name="T87">3</text:span>. At this energy level, the saddle point appears and merges the previously disconnected components causing a topological change. Finally, for energy levels <text:span text:style-name="T90">υ</text:span><text:span text:style-name="T91">&gt;</text:span><text:span text:style-name="T90">υ</text:span><text:span text:style-name="T88">3</text:span>, the topology of the submanifold does not change again and it grows as a single component. Suppose now that a random walker is initially positioned into the left basin with the energy level <text:span text:style-name="T90">υ=υ</text:span><text:span text:style-name="T87">2</text:span> as shown by yellow in Fig. <text:span text:style-name="T92">1</text:span>. Since the submanifolds are disconnected at this energy level, the random walker can not make a transition to the right basin and can only explore the portion of the configuration space that is available to it. If the energy level of the walker is raised to <text:span text:style-name="T90">υ=υ</text:span><text:span text:style-name="T88">4</text:span>, the walker has now enough energy to explore both basins and. This is because previously disconnected components of the configuration space has already merged together at <text:span text:style-name="T90">υ=υ</text:span><text:span text:style-name="T88">3</text:span>. In other words, the topological change associated with the saddle point at <text:span text:style-name="T90">υ=υ</text:span><text:span text:style-name="T88">3</text:span> causes a geometric chance in the accessible region of the configuration space for the walker.</text:p>
      <text:p text:style-name="P21"/>
      <text:p text:style-name="P21"/>
      <text:p text:style-name="P63">Reviewer’s comment</text:p>
      <text:p text:style-name="P24">2- <text:span text:style-name="T68">Additionally, after this point in the manuscript the authors use the terminology either explicitly or implicitly of critical points in the configuration space - when what they mean is the critical points of the energy landscape within the configuration space. For example:<text:line-break/><text:line-break/>"More specifically, this article is concerned with using explicit triangulations of the configuration space to study the action of quotient maps induced by symmetry groups on the number and distribution of critical points."</text:span></text:p>
      <text:p text:style-name="P21"/>
      <text:p text:style-name="P15">Authors’ response</text:p>
      <text:p text:style-name="P26">We would like to thank the reviewer for their comment. This is a great place to make the following distinction: <text:span text:style-name="T70">The critical points considered in the manuscript are not the critical points of the potential energy surface, but that of the tautological function </text:span><text:span text:style-name="T71">τ</text:span><text:span text:style-name="T70"> introduced in Sec. 2.</text:span></text:p>
      <text:p text:style-name="P25"/>
      <text:p text:style-name="P28">Observe that <text:span text:style-name="T71">τ</text:span> is a function defined over <text:span text:style-name="T45">the configuration space of points</text:span> <text:span text:style-name="T72">Λ(n)</text:span>. It gives the maximum radius of the disks <text:span text:style-name="T72">ρ</text:span> that the disks could have without overlapping for each point in <text:span text:style-name="T72">Λ(n).</text:span> <text:span text:style-name="T69">Then, this function is used to define the configuration space </text:span><text:span text:style-name="T72">Γ(</text:span><text:span text:style-name="T46">n,</text:span><text:span text:style-name="T72">ρ)</text:span><text:span text:style-name="T76"> </text:span><text:span text:style-name="T69">of </text:span><text:span text:style-name="T46">n</text:span><text:span text:style-name="T69"> disks of radius </text:span><text:span text:style-name="T72">ρ</text:span><text:span text:style-name="T69"> in Eq. 1.</text:span></text:p>
      <text:p text:style-name="P27"/>
      <text:p text:style-name="P29">The form of Eq. 1 suggests that Morse theory can be used to understand <text:span text:style-name="T72">Γ(</text:span><text:span text:style-name="T46">n,</text:span><text:span text:style-name="T72">ρ)</text:span>. Very briefly, Morse theory studies functions <text:span text:style-name="T48">f</text:span> defined on manifolds <text:span text:style-name="T47">M</text:span> as a function of some filtration variable. It studies how critical points of f affects the topology of <text:span text:style-name="T45">M</text:span> (<text:span text:style-name="T81">a </text:span>detailed explanation can be found in Sec. 3). <text:span text:style-name="T83">In our case </text:span><text:span text:style-name="T49">M</text:span><text:span text:style-name="T83">=</text:span><text:span text:style-name="T72">Λ(n) </text:span><text:span text:style-name="T77">and</text:span><text:span text:style-name="T72"> </text:span><text:span text:style-name="T50">f</text:span><text:span text:style-name="T82">=</text:span><text:span text:style-name="T71">τ.</text:span><text:span text:style-name="T73"> </text:span><text:span text:style-name="T78">Observe that </text:span><text:span text:style-name="T72">Γ(</text:span><text:span text:style-name="T46">n,</text:span><text:span text:style-name="T72">ρ) </text:span><text:span text:style-name="T78">is some subset of</text:span><text:span text:style-name="T74"> </text:span><text:span text:style-name="T72">Λ(n) </text:span><text:span text:style-name="T78">and we are just representing</text:span><text:span text:style-name="T74"> </text:span><text:span text:style-name="T72">Γ(</text:span><text:span text:style-name="T46">n,</text:span><text:span text:style-name="T72">ρ) </text:span><text:span text:style-name="T78">using </text:span><text:span text:style-name="T71">τ</text:span><text:span text:style-name="T60">-</text:span><text:span text:style-name="T61">1</text:span><text:span text:style-name="T78"> as </text:span><text:span text:style-name="T79">shown </text:span><text:span text:style-name="T78">in Eq. 1.</text:span></text:p>
      <text:p text:style-name="P17"/>
      <text:p text:style-name="P30">Keeping this in mind, <text:span text:style-name="T72">Γ(</text:span><text:span text:style-name="T46">n,</text:span><text:span text:style-name="T72">ρ)</text:span> actually contains all the points <text:span text:style-name="T84">in </text:span><text:span text:style-name="T72">Λ(n)</text:span> <text:span text:style-name="T84">that are not overlapping for a given </text:span><text:span text:style-name="T72">ρ</text:span><text:span text:style-name="T84">. Considering the hard disk potential, the potential energy surface on </text:span><text:span text:style-name="T72">Γ(</text:span><text:span text:style-name="T46">n,</text:span><text:span text:style-name="T72">ρ)</text:span><text:span text:style-name="T84"> is therefore necessarily zero, and we are not considering the critical points of potential energy surface. We are considering how we can construct </text:span><text:span text:style-name="T72">Γ(</text:span><text:span text:style-name="T46">n,</text:span><text:span text:style-name="T72">ρ) </text:span><text:span text:style-name="T80">and how its topology and geometry changes as a function of </text:span><text:span text:style-name="T72">ρ.</text:span></text:p>
      <text:p text:style-name="P15"/>
      <text:p text:style-name="P15"/>
      <text:p text:style-name="P15"/>
      <text:p text:style-name="P15"/>
      <text:p text:style-name="P31">In order to make this distinction clearer, we made the following changes in the text:</text:p>
      <text:p text:style-name="P31"/>
      <text:p text:style-name="P32">In the Introduction: “They provided appropriate definitions of critical points in the configuration space of hard disks and the associated critical index in the context of Morse theory (a detailed explanation is provided in Secs. 2 and 3), and examined the equivalence classes that critical points form under the action of translation, permutation and discrete lattice symmetries.”</text:p>
      <text:p text:style-name="P32"/>
      <text:p text:style-name="P33">In Sec. 3 Morse theory: “At this point, it is worth mentioning that the critical points considered in this work are not the critical points of the potential energy surface on the configuration space <text:span text:style-name="T72">Γ(</text:span><text:span text:style-name="T46">n,</text:span><text:span text:style-name="T72">ρ)</text:span>, but the critical points of the tautological function <text:span text:style-name="T71">τ</text:span> on <text:span text:style-name="T72">Γ(</text:span><text:span text:style-name="T46">n,</text:span><text:span text:style-name="T72">ρ)</text:span>. Observe that <text:span text:style-name="T72">Γ(</text:span><text:span text:style-name="T46">n,</text:span><text:span text:style-name="T72">ρ)</text:span> is some particular subset of <text:span text:style-name="T72">Λ(n)</text:span> containing the points in <text:span text:style-name="T72">Λ(n)</text:span> such that no overlapping will occur if disks of radius <text:span text:style-name="T71">τ</text:span> are placed to these points. In the context of Morse theory, the critical points of <text:span text:style-name="T71">τ</text:span> are then the locations where the topology of <text:span text:style-name="T72">Λ(n)</text:span> (hence <text:span text:style-name="T72">Γ(</text:span><text:span text:style-name="T46">n,</text:span><text:span text:style-name="T72">ρ)</text:span>) changes. Keeping these in mind, the potential energy of each point in <text:span text:style-name="T72">Γ(</text:span><text:span text:style-name="T46">n,</text:span><text:span text:style-name="T72">ρ) </text:span>is necessarily zero since they are guaranteed to be non-overlapping.”</text:p>
      <text:p text:style-name="P32"/>
      <text:p text:style-name="P37"/>
      <text:p text:style-name="P61">Reviewer’s comment</text:p>
      <text:p text:style-name="P22">3- The authors introduce how the use of quotient maps may be used to reduce the degrees of freedom (or dimensionality) of the configuration space - in essence, using symmetry to find equivalence between different configurations, which in turn reduces the dimensionality of the energy landscape in that configuration space. They then introduce distance functions to help compare the resulting energy landscape topologies after this dimensionality reduction by quotienting. (I may not be stating this exactly correctly, but I think this is qualitatively correct). The configuration space after the dimensionality reduction through quotienting is referred to as the "quotient space" throughout the rest of the paper, as implied in Section 4:<text:line-break/><text:line-break/>"Depending on whether the space considered is the base configuration space or a quotient space, the distance could be defined between hard disk configurations or equivalence classes of configurations for given symmetry groups."<text:line-break/><text:line-break/>The change in terminology associated with different spaces is a bit confusing and I think should be clarified throughout the manuscript. </text:p>
      <text:p text:style-name="P50"/>
      <text:p text:style-name="P35">Authors’ response</text:p>
      <text:p text:style-name="P52">We would like to thank the reviewer for their comment. We <text:span text:style-name="T93">believe that a slightly ambiguous use of these terms in the Introduction might be acceptable, but not in the main text. Therefore, we made the following changes in order to provide unambiguous definitions and make the text more understandable:</text:span></text:p>
      <text:p text:style-name="P35"/>
      <text:p text:style-name="P34">In <text:span text:style-name="T94">Sec. 1 </text:span>Introduction:</text:p>
      <text:p text:style-name="P21">“In this work, a quotient space always refers to a new space generated by quotienting the base configuration space under the action of various symmetry groups. The detailed definitions of these spaces are provided in the following sections.”</text:p>
      <text:p text:style-name="P21"/>
      <text:p text:style-name="P51">In <text:span text:style-name="T94">Sec. 2 </text:span>Tautological function:</text:p>
      <text:p text:style-name="P48">“<text:span text:style-name="T45">Λ(n) </text:span>is also called the base configuration space as all other spaces considered in this work are originated from it.”</text:p>
      <text:p text:style-name="P21"/>
      <text:p text:style-name="P53">In Sec. 4 Distance</text:p>
      <text:p text:style-name="P53">“One natural notion of distance assigns to two configurations “on the base configuration space” p, q ∈ Λ(n) a distance equal to the sum of the”</text:p>
      <text:p text:style-name="P21"/>
      <text:p text:style-name="P49">“<text:span text:style-name="T95">T</text:span>he three quotient spaces considered in this work are namely the base configuration space modulo translation <text:span text:style-name="T45">Λ/T</text:span>, the base configuration space modulo translations, permutations of disk labels, and inversion <text:span text:style-name="T45">Λ/{T ⋃ P ⋃ I}</text:span> and the base configuration space modulo translations, permutations of disk labels, inversion and lattice symmetries <text:span text:style-name="T45">Λ/{T ⋃ P ⋃ I ⋃ </text:span><text:span text:style-name="T52">L</text:span><text:span text:style-name="T45">}</text:span>. For the purposes of simplicity in the notation, Tab. 1 groups the symmetry groups by which the base configuration space is quotiented into a single term <text:span text:style-name="T45">S</text:span><text:span text:style-name="T89">i</text:span>. Table 1 also shows the distances between the configurations shown in Fig. 5 in the base configuration space and in the three quotient space considered.”</text:p>
      <text:p text:style-name="P49"/>
      <text:p text:style-name="P62">Reviewer’s comment</text:p>
      <text:p text:style-name="P56">4- <text:span text:style-name="T68">A few technical questions:<text:line-break/><text:line-break/>1) Generally, a reverse map taking the reduced dimensions back to input space is not readily available using non-linear dimensionality reduction methods. Does this present issues with the use of ISOMAP?</text:span></text:p>
      <text:p text:style-name="P56"/>
      <text:p text:style-name="P56"><text:span text:style-name="T68">2) Couldn't an enumeration approach also be used to estimate the minimum number of descriptors needed to maintain the embedding of the higher dimensional base configuration space? I admit that I found the descriptor portion of the paper to be the most confusing (I do not think I understand it correctly) and would recommend perhaps some illustrative figures be added to help the reader along (in appendix B)? I would like to review the paper again so that I can figure out how the descriptor portion of this paper actually works.</text:span></text:p>
      <text:p text:style-name="P56"><text:span text:style-name="T68"><text:line-break/>3) I do not find the data and code availability statements to be sufficient to enable transparency in the algorithm. It is becoming standard now to have a github repo that has both trial datasets and codes with good readme files to make it so that others can use an approach. I think this is very important and will push for this strongly. </text:span></text:p>
      <text:p text:style-name="P49"/>
      <text:p text:style-name="P49"/>
      <text:p text:style-name="P36">Authors’ response</text:p>
      <text:p text:style-name="P49"/>
      <text:p text:style-name="P57">1) The reviewer is right, there is no inverse map available from quotient spaces to the base configuration space. The reason is that quotienting the base configuration space takes all the points that are physically indistinguishable under the desired symmetry groups and maps them to a single point in the quotient space. This suggests that going inverse is not technically possible without additional assumptions.</text:p>
      <text:p text:style-name="P57"/>
      <text:p text:style-name="P57"><text:span text:style-name="T96">Since quotienting sends a group of points to a single point since they are deemed indistinguishable, then finding only one of them in theory might be possible by assuming a permutation and an orientation. Then, the remaining symmetric copies can be easily generated. However, this will not be a true inverse map.</text:span></text:p>
      <text:p text:style-name="P57"/>
      <text:p text:style-name="P58">2) <text:span text:style-name="T98">We must admit that we did not understand what the reviewer refers to by “an enumeration approach”. We agree that the mathematics of the descriptor section is more involved than the rest. We made our best to explain the derivation in an intuitive manner by providing the following modifications.</text:span></text:p>
      <text:p text:style-name="P58"/>
      <text:p text:style-name="P59">3) We would be glad to share our code and data. We prepared a GitHub repository for this work and is readily available for anyone to check. <text:span text:style-name="T97">In fact, we would appreciate it if an independent researcher checks all the codes and provides feedback.</text:span> We also included the link to text.</text:p>
      <text:p text:style-name="P49"/>
      <text:p text:style-name="P49"/>
      <text:p text:style-name="P49"/>
      <text:p text:style-name="P49"/>
      <text:p text:style-name="P62">Reviewer’s comment</text:p>
      <text:p text:style-name="P55">5- <text:span text:style-name="T68">In summary - I think this paper is of very high quality and that the approach is very creative, however the density of concepts and interconnections of very different mathematical constructs makes it a challenge for the reader to fully appreciate what is being done. I would recommend that the authors carefully try to put themselves in the seat of an audience that does not have their breadth of knowledge - clarifying definitions and language throughout.</text:span></text:p>
      <text:p text:style-name="P49"/>
      <text:p text:style-name="P49"/>
      <text:p text:style-name="P36">Authors’ response</text:p>
      <text:p text:style-name="P60">We would like to thank the reviewer for their comments, <text:span text:style-name="T99">and we truly appreciate the reviewer’s efforts to understand the complicated concepts and the connections between them. We made some additional changes to the manuscript in order to make the text more understandable:</text:span></text:p>
      <text:p text:style-name="P54"><text:span text:style-name="T99"><text:s/></text:span></text:p>
      <text:p text:style-name="P54">In Sec. 5 Descriptors</text:p>
      <text:p text:style-name="P54">“The idea is analogous to truncating a Fourier series representation of a function instead of keeping the infinitely many coefficients.”</text:p>
      <text:p text:style-name="P49"/>
      <text:p text:style-name="P49"/>
      <text:p text:style-name="P49"/>
      <text:p text:style-name="P49"/>
      <text:p text:style-name="P49"/>
      <text:p text:style-name="P49"/>
      <text:p text:style-name="P49"/>
      <text:p text:style-name="P1"><text:change-end text:change-id="ct93925927704688"/><text:change text:change-id="ct93925928357168"/><text:change text:change-id="ct93925928356864"/><text:change text:change-id="ct93925928365040"/><text:change text:change-id="ct93925928364736"/><text:change text:change-id="ct93925928364432"/><text:change text:change-id="ct93925928364128"/><text:change text:change-id="ct93925928381984"/><text:change text:change-id="ct93925928381680"/><text:change text:change-id="ct93925928381376"/><text:change text:change-id="ct93925928381072"/><text:change text:change-id="ct93925928390112"/><text:change text:change-id="ct93925928389808"/><text:change text:change-id="ct93925928389504"/><text:change text:change-id="ct93925928389200"/><text:change text:change-id="ct93925928388784"/><text:change text:change-id="ct93925928388480"/><text:change text:change-id="ct93925928388176"/><text:change text:change-id="ct93925928387872"/><text:change text:change-id="ct93925928386048"/><text:change text:change-id="ct93925928385744"/><text:change text:change-id="ct93925928385520"/><text:change text:change-id="ct93925928385216"/><text:change text:change-id="ct93925928384800"/><text:change text:change-id="ct93925928384496"/><text:change text:change-id="ct93925928384192"/><text:change text:change-id="ct93925928383888"/><text:change text:change-id="ct93925928392464"/><text:change text:change-id="ct93925928392160"/><text:change text:change-id="ct93925928391856"/><text:change text:change-id="ct93925928361040"/><text:change text:change-id="ct93925928360736"/><text:change text:change-id="ct93925928360432"/><text:change text:change-id="ct93925928383168"/><text:change text:change-id="ct93925928382864"/><text:change text:change-id="ct93925928382560"/><text:change text:change-id="ct93925928366992"/><text:change text:change-id="ct93925928366688"/><text:change text:change-id="ct93925928366464"/><text:change text:change-id="ct93925928390832"/><text:change text:change-id="ct93925928390528"/><text:change text:change-id="ct93925928394816"/><text:change text:change-id="ct93925928394512"/><text:change text:change-id="ct93925928393488"/><text:change text:change-id="ct93925928393184"/><text:change text:change-id="ct93925928347968"/><text:change text:change-id="ct93925928347664"/><text:change text:change-id="ct93925928375984"/><text:change text:change-id="ct93925928367536"/><text:change text:change-id="ct93925928344352"/><text:change text:change-id="ct93925928386544"/><text:change text:change-id="ct93925928368928"/><text:change text:change-id="ct93925928361536"/><text:change text:change-id="ct93925928345328"/><text:change text:change-id="ct93925928347104"/><text:change text:change-id="ct93925928313168"/><text:change text:change-id="ct93925928354480"/><text:change text:change-id="ct93925928317488"/><text:change text:change-id="ct93925928395472"/><text:change text:change-id="ct93925928320336"/><text:change text:change-id="ct93925928349696"/><text:change text:change-id="ct93925928362336"/><text:change text:change-id="ct93925928396224"/><text:change text:change-id="ct9392592832988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athJax Main" svg:font-family="'MathJax Main'"/>
    <style:font-face style:name="Liberation Serif1" svg:font-family="'Liberation Serif'" style:font-family-generic="roman"/>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paragraph-properties fo:orphans="2" fo:widows="2" style:text-autospace="none"/>
      <style:text-properties fo:color="#000000" style:font-name="Calibri" fo:font-family="Calibri" style:font-family-generic="swiss" style:font-pitch="variable" fo:font-size="12pt" fo:language="en" fo:country="GB"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13:13:23.237472847</meta:creation-date>
    <dc:date>2022-02-09T12:12:04.476275960</dc:date>
    <meta:editing-duration>PT8H19M9S</meta:editing-duration>
    <meta:editing-cycles>132</meta:editing-cycles>
    <meta:generator>LibreOffice/6.0.7.3$Linux_X86_64 LibreOffice_project/00m0$Build-3</meta:generator>
    <meta:document-statistic meta:table-count="0" meta:image-count="1" meta:object-count="0" meta:page-count="6" meta:paragraph-count="48" meta:word-count="2543" meta:character-count="15564" meta:non-whitespace-character-count="13050"/>
  </office:meta>
</office:document-meta>
</file>